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text-indent="0cm" fo:line-height="115%" fo:margin-top="0cm" fo:margin-lef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P16" style:family="paragraph" style:parent-style-name="Heading_20_1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>
      <style:text-properties fo:color="#1155cc" style:text-underline-style="solid" style:text-underline-color="font-color"/>
    </style:style>
    <style:style style:name="T17_31" style:family="text"/>
    <style:style style:name="T17_32" style:family="text">
      <style:text-properties fo:color="#1155cc" style:text-underline-style="solid" style:text-underline-color="font-color"/>
    </style:style>
    <style:style style:name="T17_33" style:family="text"/>
    <style:style style:name="T17_34" style:family="text">
      <style:text-properties fo:color="#1155cc" style:text-underline-style="solid" style:text-underline-color="font-color"/>
    </style:style>
    <style:style style:name="T17_35" style:family="text"/>
    <style:style style:name="T17_36" style:family="text">
      <style:text-properties fo:color="#1155cc" style:text-underline-style="solid" style:text-underline-color="font-color"/>
    </style:style>
    <style:style style:name="T17_37" style:family="text"/>
    <style:style style:name="T17_38" style:family="text">
      <style:text-properties fo:color="#1155cc" style:text-underline-style="solid" style:text-underline-color="font-color"/>
    </style:style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>
      <style:text-properties fo:color="#1155cc" style:text-underline-style="solid" style:text-underline-color="font-color"/>
    </style:style>
    <style:style style:name="T17_54" style:family="text"/>
    <style:style style:name="T17_55" style:family="text">
      <style:text-properties fo:color="#1155cc" style:text-underline-style="solid" style:text-underline-color="font-color"/>
    </style:style>
    <style:style style:name="T17_56" style:family="text"/>
    <style:style style:name="T17_57" style:family="text">
      <style:text-properties fo:color="#1155cc" style:text-underline-style="solid" style:text-underline-color="font-color"/>
    </style:style>
    <style:style style:name="T17_5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text-indent="1.27cm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1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36_2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36_2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36_2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>
      <style:text-properties style:font-name="Courier New" style:font-name-asian="Courier New" style:font-name-complex="Courier New"/>
    </style:style>
    <style:style style:name="T37_78" style:family="text">
      <style:text-properties style:font-name="Courier New" style:font-name-asian="Courier New" style:font-name-complex="Courier New"/>
    </style:style>
    <style:style style:name="T37_79" style:family="text">
      <style:text-properties style:font-name="Courier New" style:font-name-asian="Courier New" style:font-name-complex="Courier New"/>
    </style:style>
    <style:style style:name="T37_80" style:family="text">
      <style:text-properties style:font-name="Courier New" style:font-name-asian="Courier New" style:font-name-complex="Courier New"/>
    </style:style>
    <style:style style:name="T37_81" style:family="text">
      <style:text-properties style:font-name="Courier New" style:font-name-asian="Courier New" style:font-name-complex="Courier New"/>
    </style:style>
    <style:style style:name="T37_82" style:family="text">
      <style:text-properties style:font-name="Courier New" style:font-name-asian="Courier New" style:font-name-complex="Courier New"/>
    </style:style>
    <style:style style:name="T37_83" style:family="text">
      <style:text-properties style:font-name="Courier New" style:font-name-asian="Courier New" style:font-name-complex="Courier New"/>
    </style:style>
    <style:style style:name="T37_84" style:family="text">
      <style:text-properties style:font-name="Courier New" style:font-name-asian="Courier New" style:font-name-complex="Courier New"/>
    </style:style>
    <style:style style:name="T37_85" style:family="text">
      <style:text-properties style:font-name="Courier New" style:font-name-asian="Courier New" style:font-name-complex="Courier New"/>
    </style:style>
    <style:style style:name="T37_86" style:family="text">
      <style:text-properties style:font-name="Courier New" style:font-name-asian="Courier New" style:font-name-complex="Courier New"/>
    </style:style>
    <style:style style:name="T37_87" style:family="text">
      <style:text-properties style:font-name="Courier New" style:font-name-asian="Courier New" style:font-name-complex="Courier New"/>
    </style:style>
    <style:style style:name="T37_88" style:family="text">
      <style:text-properties style:font-name="Courier New" style:font-name-asian="Courier New" style:font-name-complex="Courier New"/>
    </style:style>
    <style:style style:name="T37_89" style:family="text">
      <style:text-properties style:font-name="Courier New" style:font-name-asian="Courier New" style:font-name-complex="Courier New"/>
    </style:style>
    <style:style style:name="T37_90" style:family="text">
      <style:text-properties style:font-name="Courier New" style:font-name-asian="Courier New" style:font-name-complex="Courier New"/>
    </style:style>
    <style:style style:name="T37_91" style:family="text">
      <style:text-properties style:font-name="Courier New" style:font-name-asian="Courier New" style:font-name-complex="Courier New"/>
    </style:style>
    <style:style style:name="T37_92" style:family="text">
      <style:text-properties style:font-name="Courier New" style:font-name-asian="Courier New" style:font-name-complex="Courier New"/>
    </style:style>
    <style:style style:name="T37_93" style:family="text">
      <style:text-properties style:font-name="Courier New" style:font-name-asian="Courier New" style:font-name-complex="Courier New"/>
    </style:style>
    <style:style style:name="T37_94" style:family="text">
      <style:text-properties style:font-name="Courier New" style:font-name-asian="Courier New" style:font-name-complex="Courier New"/>
    </style:style>
    <style:style style:name="T37_95" style:family="text">
      <style:text-properties style:font-name="Courier New" style:font-name-asian="Courier New" style:font-name-complex="Courier New"/>
    </style:style>
    <style:style style:name="T37_96" style:family="text">
      <style:text-properties style:font-name="Courier New" style:font-name-asian="Courier New" style:font-name-complex="Courier New"/>
    </style:style>
    <style:style style:name="T37_97" style:family="text">
      <style:text-properties style:font-name="Courier New" style:font-name-asian="Courier New" style:font-name-complex="Courier New"/>
    </style:style>
    <style:style style:name="T37_98" style:family="text">
      <style:text-properties style:font-name="Courier New" style:font-name-asian="Courier New" style:font-name-complex="Courier New"/>
    </style:style>
    <style:style style:name="T37_99" style:family="text">
      <style:text-properties style:font-name="Courier New" style:font-name-asian="Courier New" style:font-name-complex="Courier New"/>
    </style:style>
    <style:style style:name="T37_100" style:family="text">
      <style:text-properties style:font-name="Courier New" style:font-name-asian="Courier New" style:font-name-complex="Courier New"/>
    </style:style>
    <style:style style:name="T37_101" style:family="text">
      <style:text-properties style:font-name="Courier New" style:font-name-asian="Courier New" style:font-name-complex="Courier New"/>
    </style:style>
    <style:style style:name="T37_102" style:family="text">
      <style:text-properties style:font-name="Courier New" style:font-name-asian="Courier New" style:font-name-complex="Courier New"/>
    </style:style>
    <style:style style:name="T37_103" style:family="text">
      <style:text-properties style:font-name="Courier New" style:font-name-asian="Courier New" style:font-name-complex="Courier New"/>
    </style:style>
    <style:style style:name="T37_104" style:family="text">
      <style:text-properties style:font-name="Courier New" style:font-name-asian="Courier New" style:font-name-complex="Courier New"/>
    </style:style>
    <style:style style:name="T37_105" style:family="text">
      <style:text-properties style:font-name="Courier New" style:font-name-asian="Courier New" style:font-name-complex="Courier New"/>
    </style:style>
    <style:style style:name="T37_106" style:family="text">
      <style:text-properties style:font-name="Courier New" style:font-name-asian="Courier New" style:font-name-complex="Courier New"/>
    </style:style>
    <style:style style:name="T37_107" style:family="text">
      <style:text-properties style:font-name="Courier New" style:font-name-asian="Courier New" style:font-name-complex="Courier New"/>
    </style:style>
    <style:style style:name="T37_108" style:family="text">
      <style:text-properties style:font-name="Courier New" style:font-name-asian="Courier New" style:font-name-complex="Courier New"/>
    </style:style>
    <style:style style:name="T37_109" style:family="text">
      <style:text-properties style:font-name="Courier New" style:font-name-asian="Courier New" style:font-name-complex="Courier New"/>
    </style:style>
    <style:style style:name="T37_110" style:family="text">
      <style:text-properties style:font-name="Courier New" style:font-name-asian="Courier New" style:font-name-complex="Courier New"/>
    </style:style>
    <style:style style:name="T37_111" style:family="text">
      <style:text-properties style:font-name="Courier New" style:font-name-asian="Courier New" style:font-name-complex="Courier New"/>
    </style:style>
    <style:style style:name="T37_112" style:family="text">
      <style:text-properties style:font-name="Courier New" style:font-name-asian="Courier New" style:font-name-complex="Courier New"/>
    </style:style>
    <style:style style:name="T37_113" style:family="text">
      <style:text-properties style:font-name="Courier New" style:font-name-asian="Courier New" style:font-name-complex="Courier New"/>
    </style:style>
    <style:style style:name="T37_114" style:family="text">
      <style:text-properties style:font-name="Courier New" style:font-name-asian="Courier New" style:font-name-complex="Courier New"/>
    </style:style>
    <style:style style:name="T37_115" style:family="text">
      <style:text-properties style:font-name="Courier New" style:font-name-asian="Courier New" style:font-name-complex="Courier New"/>
    </style:style>
    <style:style style:name="T37_116" style:family="text">
      <style:text-properties style:font-name="Courier New" style:font-name-asian="Courier New" style:font-name-complex="Courier New"/>
    </style:style>
    <style:style style:name="T37_117" style:family="text">
      <style:text-properties style:font-name="Courier New" style:font-name-asian="Courier New" style:font-name-complex="Courier New"/>
    </style:style>
    <style:style style:name="T37_118" style:family="text">
      <style:text-properties style:font-name="Courier New" style:font-name-asian="Courier New" style:font-name-complex="Courier New"/>
    </style:style>
    <style:style style:name="T37_119" style:family="text">
      <style:text-properties style:font-name="Courier New" style:font-name-asian="Courier New" style:font-name-complex="Courier New"/>
    </style:style>
    <style:style style:name="T37_120" style:family="text">
      <style:text-properties style:font-name="Courier New" style:font-name-asian="Courier New" style:font-name-complex="Courier New"/>
    </style:style>
    <style:style style:name="T37_121" style:family="text">
      <style:text-properties style:font-name="Courier New" style:font-name-asian="Courier New" style:font-name-complex="Courier New"/>
    </style:style>
    <style:style style:name="T37_122" style:family="text">
      <style:text-properties style:font-name="Courier New" style:font-name-asian="Courier New" style:font-name-complex="Courier New"/>
    </style:style>
    <style:style style:name="T37_123" style:family="text">
      <style:text-properties style:font-name="Courier New" style:font-name-asian="Courier New" style:font-name-complex="Courier New"/>
    </style:style>
    <style:style style:name="T37_124" style:family="text">
      <style:text-properties style:font-name="Courier New" style:font-name-asian="Courier New" style:font-name-complex="Courier New"/>
    </style:style>
    <style:style style:name="T37_125" style:family="text">
      <style:text-properties style:font-name="Courier New" style:font-name-asian="Courier New" style:font-name-complex="Courier New"/>
    </style:style>
    <style:style style:name="T37_126" style:family="text">
      <style:text-properties style:font-name="Courier New" style:font-name-asian="Courier New" style:font-name-complex="Courier New"/>
    </style:style>
    <style:style style:name="T37_127" style:family="text">
      <style:text-properties style:font-name="Courier New" style:font-name-asian="Courier New" style:font-name-complex="Courier New"/>
    </style:style>
    <style:style style:name="T37_128" style:family="text">
      <style:text-properties style:font-name="Courier New" style:font-name-asian="Courier New" style:font-name-complex="Courier New"/>
    </style:style>
    <style:style style:name="T37_129" style:family="text">
      <style:text-properties style:font-name="Courier New" style:font-name-asian="Courier New" style:font-name-complex="Courier New"/>
    </style:style>
    <style:style style:name="T37_130" style:family="text">
      <style:text-properties style:font-name="Courier New" style:font-name-asian="Courier New" style:font-name-complex="Courier New"/>
    </style:style>
    <style:style style:name="T37_131" style:family="text">
      <style:text-properties style:font-name="Courier New" style:font-name-asian="Courier New" style:font-name-complex="Courier New"/>
    </style:style>
    <style:style style:name="T37_132" style:family="text">
      <style:text-properties style:font-name="Courier New" style:font-name-asian="Courier New" style:font-name-complex="Courier New"/>
    </style:style>
    <style:style style:name="T37_133" style:family="text">
      <style:text-properties style:font-name="Courier New" style:font-name-asian="Courier New" style:font-name-complex="Courier New"/>
    </style:style>
    <style:style style:name="T37_134" style:family="text">
      <style:text-properties style:font-name="Courier New" style:font-name-asian="Courier New" style:font-name-complex="Courier New"/>
    </style:style>
    <style:style style:name="T37_135" style:family="text">
      <style:text-properties style:font-name="Courier New" style:font-name-asian="Courier New" style:font-name-complex="Courier New"/>
    </style:style>
    <style:style style:name="T37_136" style:family="text">
      <style:text-properties style:font-name="Courier New" style:font-name-asian="Courier New" style:font-name-complex="Courier New"/>
    </style:style>
    <style:style style:name="T37_137" style:family="text">
      <style:text-properties style:font-name="Courier New" style:font-name-asian="Courier New" style:font-name-complex="Courier New"/>
    </style:style>
    <style:style style:name="T37_138" style:family="text">
      <style:text-properties style:font-name="Courier New" style:font-name-asian="Courier New" style:font-name-complex="Courier New"/>
    </style:style>
    <style:style style:name="T37_139" style:family="text">
      <style:text-properties style:font-name="Courier New" style:font-name-asian="Courier New" style:font-name-complex="Courier New"/>
    </style:style>
    <style:style style:name="T37_140" style:family="text">
      <style:text-properties style:font-name="Courier New" style:font-name-asian="Courier New" style:font-name-complex="Courier New"/>
    </style:style>
    <style:style style:name="T37_141" style:family="text">
      <style:text-properties style:font-name="Courier New" style:font-name-asian="Courier New" style:font-name-complex="Courier New"/>
    </style:style>
    <style:style style:name="T37_142" style:family="text">
      <style:text-properties style:font-name="Courier New" style:font-name-asian="Courier New" style:font-name-complex="Courier New"/>
    </style:style>
    <style:style style:name="T37_143" style:family="text">
      <style:text-properties style:font-name="Courier New" style:font-name-asian="Courier New" style:font-name-complex="Courier New"/>
    </style:style>
    <style:style style:name="T37_144" style:family="text">
      <style:text-properties style:font-name="Courier New" style:font-name-asian="Courier New" style:font-name-complex="Courier New"/>
    </style:style>
    <style:style style:name="T37_145" style:family="text">
      <style:text-properties style:font-name="Courier New" style:font-name-asian="Courier New" style:font-name-complex="Courier New"/>
    </style:style>
    <style:style style:name="T37_146" style:family="text">
      <style:text-properties style:font-name="Courier New" style:font-name-asian="Courier New" style:font-name-complex="Courier New"/>
    </style:style>
    <style:style style:name="T37_147" style:family="text">
      <style:text-properties style:font-name="Courier New" style:font-name-asian="Courier New" style:font-name-complex="Courier New"/>
    </style:style>
    <style:style style:name="T37_148" style:family="text">
      <style:text-properties style:font-name="Courier New" style:font-name-asian="Courier New" style:font-name-complex="Courier New"/>
    </style:style>
    <style:style style:name="T37_149" style:family="text">
      <style:text-properties style:font-name="Courier New" style:font-name-asian="Courier New" style:font-name-complex="Courier New"/>
    </style:style>
    <style:style style:name="T37_150" style:family="text">
      <style:text-properties style:font-name="Courier New" style:font-name-asian="Courier New" style:font-name-complex="Courier New"/>
    </style:style>
    <style:style style:name="T37_151" style:family="text">
      <style:text-properties style:font-name="Courier New" style:font-name-asian="Courier New" style:font-name-complex="Courier New"/>
    </style:style>
    <style:style style:name="T37_152" style:family="text">
      <style:text-properties style:font-name="Courier New" style:font-name-asian="Courier New" style:font-name-complex="Courier New"/>
    </style:style>
    <style:style style:name="T37_153" style:family="text">
      <style:text-properties style:font-name="Courier New" style:font-name-asian="Courier New" style:font-name-complex="Courier New"/>
    </style:style>
    <style:style style:name="T37_154" style:family="text">
      <style:text-properties style:font-name="Courier New" style:font-name-asian="Courier New" style:font-name-complex="Courier New"/>
    </style:style>
    <style:style style:name="T37_155" style:family="text">
      <style:text-properties style:font-name="Courier New" style:font-name-asian="Courier New" style:font-name-complex="Courier New"/>
    </style:style>
    <style:style style:name="T37_156" style:family="text">
      <style:text-properties style:font-name="Courier New" style:font-name-asian="Courier New" style:font-name-complex="Courier New"/>
    </style:style>
    <style:style style:name="T37_157" style:family="text">
      <style:text-properties style:font-name="Courier New" style:font-name-asian="Courier New" style:font-name-complex="Courier New"/>
    </style:style>
    <style:style style:name="T37_158" style:family="text">
      <style:text-properties style:font-name="Courier New" style:font-name-asian="Courier New" style:font-name-complex="Courier New"/>
    </style:style>
    <style:style style:name="T37_159" style:family="text">
      <style:text-properties style:font-name="Courier New" style:font-name-asian="Courier New" style:font-name-complex="Courier New"/>
    </style:style>
    <style:style style:name="T37_160" style:family="text">
      <style:text-properties style:font-name="Courier New" style:font-name-asian="Courier New" style:font-name-complex="Courier New"/>
    </style:style>
    <style:style style:name="T37_161" style:family="text">
      <style:text-properties style:font-name="Courier New" style:font-name-asian="Courier New" style:font-name-complex="Courier New"/>
    </style:style>
    <style:style style:name="T37_162" style:family="text">
      <style:text-properties style:font-name="Courier New" style:font-name-asian="Courier New" style:font-name-complex="Courier New"/>
    </style:style>
    <style:style style:name="T37_163" style:family="text">
      <style:text-properties style:font-name="Courier New" style:font-name-asian="Courier New" style:font-name-complex="Courier New"/>
    </style:style>
    <style:style style:name="T37_164" style:family="text">
      <style:text-properties style:font-name="Courier New" style:font-name-asian="Courier New" style:font-name-complex="Courier New"/>
    </style:style>
    <style:style style:name="T37_165" style:family="text">
      <style:text-properties style:font-name="Courier New" style:font-name-asian="Courier New" style:font-name-complex="Courier New"/>
    </style:style>
    <style:style style:name="T37_166" style:family="text">
      <style:text-properties style:font-name="Courier New" style:font-name-asian="Courier New" style:font-name-complex="Courier New"/>
    </style:style>
    <style:style style:name="T37_167" style:family="text">
      <style:text-properties style:font-name="Courier New" style:font-name-asian="Courier New" style:font-name-complex="Courier New"/>
    </style:style>
    <style:style style:name="T37_168" style:family="text">
      <style:text-properties style:font-name="Courier New" style:font-name-asian="Courier New" style:font-name-complex="Courier New"/>
    </style:style>
    <style:style style:name="T37_169" style:family="text">
      <style:text-properties style:font-name="Courier New" style:font-name-asian="Courier New" style:font-name-complex="Courier New"/>
    </style:style>
    <style:style style:name="T37_170" style:family="text">
      <style:text-properties style:font-name="Courier New" style:font-name-asian="Courier New" style:font-name-complex="Courier New"/>
    </style:style>
    <style:style style:name="T37_171" style:family="text">
      <style:text-properties style:font-name="Courier New" style:font-name-asian="Courier New" style:font-name-complex="Courier New"/>
    </style:style>
    <style:style style:name="T37_172" style:family="text">
      <style:text-properties style:font-name="Courier New" style:font-name-asian="Courier New" style:font-name-complex="Courier New"/>
    </style:style>
    <style:style style:name="T37_173" style:family="text">
      <style:text-properties style:font-name="Courier New" style:font-name-asian="Courier New" style:font-name-complex="Courier New"/>
    </style:style>
    <style:style style:name="T37_174" style:family="text">
      <style:text-properties style:font-name="Courier New" style:font-name-asian="Courier New" style:font-name-complex="Courier New"/>
    </style:style>
    <style:style style:name="T37_175" style:family="text">
      <style:text-properties style:font-name="Courier New" style:font-name-asian="Courier New" style:font-name-complex="Courier New"/>
    </style:style>
    <style:style style:name="T37_176" style:family="text">
      <style:text-properties style:font-name="Courier New" style:font-name-asian="Courier New" style:font-name-complex="Courier New"/>
    </style:style>
    <style:style style:name="T37_177" style:family="text">
      <style:text-properties style:font-name="Courier New" style:font-name-asian="Courier New" style:font-name-complex="Courier New"/>
    </style:style>
    <style:style style:name="T37_178" style:family="text">
      <style:text-properties style:font-name="Courier New" style:font-name-asian="Courier New" style:font-name-complex="Courier New"/>
    </style:style>
    <style:style style:name="T37_179" style:family="text">
      <style:text-properties style:font-name="Courier New" style:font-name-asian="Courier New" style:font-name-complex="Courier New"/>
    </style:style>
    <style:style style:name="T37_180" style:family="text">
      <style:text-properties style:font-name="Courier New" style:font-name-asian="Courier New" style:font-name-complex="Courier New"/>
    </style:style>
    <style:style style:name="T37_181" style:family="text">
      <style:text-properties style:font-name="Courier New" style:font-name-asian="Courier New" style:font-name-complex="Courier New"/>
    </style:style>
    <style:style style:name="T37_182" style:family="text">
      <style:text-properties style:font-name="Courier New" style:font-name-asian="Courier New" style:font-name-complex="Courier New"/>
    </style:style>
    <style:style style:name="T37_183" style:family="text">
      <style:text-properties style:font-name="Courier New" style:font-name-asian="Courier New" style:font-name-complex="Courier New"/>
    </style:style>
    <style:style style:name="T37_184" style:family="text">
      <style:text-properties style:font-name="Courier New" style:font-name-asian="Courier New" style:font-name-complex="Courier New"/>
    </style:style>
    <style:style style:name="T37_185" style:family="text">
      <style:text-properties style:font-name="Courier New" style:font-name-asian="Courier New" style:font-name-complex="Courier New"/>
    </style:style>
    <style:style style:name="T37_186" style:family="text">
      <style:text-properties style:font-name="Courier New" style:font-name-asian="Courier New" style:font-name-complex="Courier New"/>
    </style:style>
    <style:style style:name="T37_187" style:family="text">
      <style:text-properties style:font-name="Courier New" style:font-name-asian="Courier New" style:font-name-complex="Courier New"/>
    </style:style>
    <style:style style:name="T37_188" style:family="text">
      <style:text-properties style:font-name="Courier New" style:font-name-asian="Courier New" style:font-name-complex="Courier New"/>
    </style:style>
    <style:style style:name="T37_189" style:family="text">
      <style:text-properties style:font-name="Courier New" style:font-name-asian="Courier New" style:font-name-complex="Courier New"/>
    </style:style>
    <style:style style:name="T37_190" style:family="text">
      <style:text-properties style:font-name="Courier New" style:font-name-asian="Courier New" style:font-name-complex="Courier New"/>
    </style:style>
    <style:style style:name="T37_191" style:family="text">
      <style:text-properties style:font-name="Courier New" style:font-name-asian="Courier New" style:font-name-complex="Courier New"/>
    </style:style>
    <style:style style:name="T37_192" style:family="text">
      <style:text-properties style:font-name="Courier New" style:font-name-asian="Courier New" style:font-name-complex="Courier New"/>
    </style:style>
    <style:style style:name="T37_193" style:family="text">
      <style:text-properties style:font-name="Courier New" style:font-name-asian="Courier New" style:font-name-complex="Courier New"/>
    </style:style>
    <style:style style:name="T37_194" style:family="text">
      <style:text-properties style:font-name="Courier New" style:font-name-asian="Courier New" style:font-name-complex="Courier New"/>
    </style:style>
    <style:style style:name="T37_195" style:family="text"/>
    <style:style style:name="T37_196" style:family="text"/>
    <style:style style:name="T37_197" style:family="text"/>
    <style:style style:name="T37_198" style:family="text"/>
    <style:style style:name="T37_199" style:family="text"/>
    <style:style style:name="T37_200" style:family="text"/>
    <style:style style:name="T37_201" style:family="text"/>
    <style:style style:name="T37_202" style:family="text"/>
    <style:style style:name="T37_203" style:family="text"/>
    <style:style style:name="T37_204" style:family="text"/>
    <style:style style:name="T37_205" style:family="text"/>
    <style:style style:name="T37_206" style:family="text"/>
    <style:style style:name="T37_207" style:family="text"/>
    <style:style style:name="T37_208" style:family="text"/>
    <style:style style:name="T37_209" style:family="text"/>
    <style:style style:name="T37_210" style:family="text"/>
    <style:style style:name="T37_211" style:family="text"/>
    <style:style style:name="T37_212" style:family="text"/>
    <style:style style:name="T37_213" style:family="text"/>
    <style:style style:name="T37_214" style:family="text"/>
    <style:style style:name="T37_215" style:family="text"/>
    <style:style style:name="T37_216" style:family="text"/>
    <style:style style:name="T37_217" style:family="text"/>
    <style:style style:name="T37_218" style:family="text"/>
    <style:style style:name="T37_219" style:family="text"/>
    <style:style style:name="T37_220" style:family="text"/>
    <style:style style:name="T37_221" style:family="text"/>
    <style:style style:name="T37_222" style:family="text"/>
    <style:style style:name="T37_223" style:family="text"/>
    <style:style style:name="T37_224" style:family="text">
      <style:text-properties style:font-name="Courier New" style:font-name-asian="Courier New" style:font-name-complex="Courier New"/>
    </style:style>
    <style:style style:name="T37_225" style:family="text">
      <style:text-properties style:font-name="Courier New" style:font-name-asian="Courier New" style:font-name-complex="Courier New"/>
    </style:style>
    <style:style style:name="T37_226" style:family="text">
      <style:text-properties style:font-name="Courier New" style:font-name-asian="Courier New" style:font-name-complex="Courier New"/>
    </style:style>
    <style:style style:name="T37_227" style:family="text">
      <style:text-properties style:font-name="Courier New" style:font-name-asian="Courier New" style:font-name-complex="Courier New"/>
    </style:style>
    <style:style style:name="T37_228" style:family="text">
      <style:text-properties style:font-name="Courier New" style:font-name-asian="Courier New" style:font-name-complex="Courier New"/>
    </style:style>
    <style:style style:name="T37_229" style:family="text">
      <style:text-properties style:font-name="Courier New" style:font-name-asian="Courier New" style:font-name-complex="Courier New"/>
    </style:style>
    <style:style style:name="T37_230" style:family="text">
      <style:text-properties style:font-name="Courier New" style:font-name-asian="Courier New" style:font-name-complex="Courier New"/>
    </style:style>
    <style:style style:name="T37_231" style:family="text">
      <style:text-properties style:font-name="Courier New" style:font-name-asian="Courier New" style:font-name-complex="Courier New"/>
    </style:style>
    <style:style style:name="T37_232" style:family="text">
      <style:text-properties style:font-name="Courier New" style:font-name-asian="Courier New" style:font-name-complex="Courier New"/>
    </style:style>
    <style:style style:name="T37_233" style:family="text">
      <style:text-properties style:font-name="Courier New" style:font-name-asian="Courier New" style:font-name-complex="Courier New"/>
    </style:style>
    <style:style style:name="T37_234" style:family="text">
      <style:text-properties style:font-name="Courier New" style:font-name-asian="Courier New" style:font-name-complex="Courier New"/>
    </style:style>
    <style:style style:name="T37_235" style:family="text">
      <style:text-properties style:font-name="Courier New" style:font-name-asian="Courier New" style:font-name-complex="Courier New"/>
    </style:style>
    <style:style style:name="T37_236" style:family="text">
      <style:text-properties style:font-name="Courier New" style:font-name-asian="Courier New" style:font-name-complex="Courier New"/>
    </style:style>
    <style:style style:name="T37_237" style:family="text">
      <style:text-properties style:font-name="Courier New" style:font-name-asian="Courier New" style:font-name-complex="Courier New"/>
    </style:style>
    <style:style style:name="T37_238" style:family="text">
      <style:text-properties style:font-name="Courier New" style:font-name-asian="Courier New" style:font-name-complex="Courier New"/>
    </style:style>
    <style:style style:name="T37_239" style:family="text">
      <style:text-properties style:font-name="Courier New" style:font-name-asian="Courier New" style:font-name-complex="Courier New"/>
    </style:style>
    <style:style style:name="T37_240" style:family="text">
      <style:text-properties style:font-name="Courier New" style:font-name-asian="Courier New" style:font-name-complex="Courier New"/>
    </style:style>
    <style:style style:name="T37_241" style:family="text">
      <style:text-properties style:font-name="Courier New" style:font-name-asian="Courier New" style:font-name-complex="Courier New"/>
    </style:style>
    <style:style style:name="T37_242" style:family="text">
      <style:text-properties style:font-name="Courier New" style:font-name-asian="Courier New" style:font-name-complex="Courier New"/>
    </style:style>
    <style:style style:name="T37_243" style:family="text">
      <style:text-properties fo:background-color="#ffffff" fo:color="#222222" style:font-name="Courier New" style:font-name-asian="Courier New" style:font-name-complex="Courier New"/>
    </style:style>
    <style:style style:name="T37_244" style:family="text">
      <style:text-properties fo:background-color="#ffffff" fo:color="#222222" style:font-name="Courier New" style:font-name-asian="Courier New" style:font-name-complex="Courier New"/>
    </style:style>
    <style:style style:name="T37_245" style:family="text">
      <style:text-properties fo:background-color="#ffffff" fo:color="#222222" style:font-name="Courier New" style:font-name-asian="Courier New" style:font-name-complex="Courier New"/>
    </style:style>
    <style:style style:name="T37_246" style:family="text">
      <style:text-properties fo:background-color="#ffffff" fo:color="#222222" style:font-name="Courier New" style:font-name-asian="Courier New" style:font-name-complex="Courier New"/>
    </style:style>
    <style:style style:name="P38" style:family="paragraph" style:parent-style-name="Standard">
      <style:paragraph-properties fo:break-before="auto" fo:line-height="115%" style:writing-mode="lr-tb"/>
      <style:text-properties fo:background-color="#ffffff" fo:color="#222222" style:font-name="Courier New" style:font-name-asian="Courier New" style:font-name-complex="Courier New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222222" style:font-name="Courier New" style:font-name-asian="Courier New" style:font-name-complex="Courier New"/>
    </style:style>
    <style:style style:name="T39_2" style:family="text">
      <style:text-properties fo:background-color="#ffffff" fo:color="#222222" style:font-name="Courier New" style:font-name-asian="Courier New" style:font-name-complex="Courier New"/>
    </style:style>
    <style:style style:name="T39_3" style:family="text">
      <style:text-properties fo:background-color="#ffffff" fo:color="#222222" style:font-name="Courier New" style:font-name-asian="Courier New" style:font-name-complex="Courier New"/>
    </style:style>
    <style:style style:name="T39_4" style:family="text">
      <style:text-properties fo:background-color="#ffffff" fo:color="#222222" style:font-name="Courier New" style:font-name-asian="Courier New" style:font-name-complex="Courier New"/>
    </style:style>
    <style:style style:name="T39_5" style:family="text">
      <style:text-properties fo:background-color="#ffffff" fo:color="#222222" style:font-name="Courier New" style:font-name-asian="Courier New" style:font-name-complex="Courier New"/>
    </style:style>
    <style:style style:name="T39_6" style:family="text">
      <style:text-properties fo:background-color="#ffffff" fo:color="#222222" style:font-name="Courier New" style:font-name-asian="Courier New" style:font-name-complex="Courier New"/>
    </style:style>
    <style:style style:name="T39_7" style:family="text">
      <style:text-properties fo:background-color="#ffffff" fo:color="#222222" style:font-name="Courier New" style:font-name-asian="Courier New" style:font-name-complex="Courier New"/>
    </style:style>
    <style:style style:name="T39_8" style:family="text">
      <style:text-properties fo:background-color="#ffffff" fo:color="#222222" style:font-name="Courier New" style:font-name-asian="Courier New" style:font-name-complex="Courier New"/>
    </style:style>
    <style:style style:name="T39_9" style:family="text">
      <style:text-properties fo:background-color="#ffffff" fo:color="#222222" style:font-name="Courier New" style:font-name-asian="Courier New" style:font-name-complex="Courier New"/>
    </style:style>
    <style:style style:name="T39_10" style:family="text">
      <style:text-properties fo:background-color="#ffffff" fo:color="#222222" style:font-name="Courier New" style:font-name-asian="Courier New" style:font-name-complex="Courier New"/>
    </style:style>
    <style:style style:name="T39_11" style:family="text">
      <style:text-properties fo:background-color="#ffffff" fo:color="#222222" style:font-name="Courier New" style:font-name-asian="Courier New" style:font-name-complex="Courier New"/>
    </style:style>
    <style:style style:name="T39_12" style:family="text">
      <style:text-properties fo:background-color="#ffffff" fo:color="#222222" style:font-name="Courier New" style:font-name-asian="Courier New" style:font-name-complex="Courier New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>
      <style:text-properties fo:font-weight="bold" style:font-weight-asian="bold" style:font-weight-complex="bold"/>
    </style:style>
    <style:style style:name="T40_25" style:family="text">
      <style:text-properties fo:font-weight="bold" style:font-weight-asian="bold" style:font-weight-complex="bold"/>
    </style:style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>
      <style:text-properties fo:font-weight="bold" style:font-weight-asian="bold" style:font-weight-complex="bold"/>
    </style:style>
    <style:style style:name="T40_50" style:family="text">
      <style:text-properties fo:font-weight="bold" style:font-weight-asian="bold" style:font-weight-complex="bold"/>
    </style:style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>
      <style:text-properties fo:font-weight="bold" style:font-weight-asian="bold" style:font-weight-complex="bold"/>
    </style:style>
    <style:style style:name="T40_74" style:family="text">
      <style:text-properties fo:font-weight="bold" style:font-weight-asian="bold" style:font-weight-complex="bold"/>
    </style:style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2_39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2_40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2_4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2_42" style:family="text"/>
    <style:style style:name="T42_43" style:family="text">
      <style:text-properties fo:font-weight="bold" style:font-weight-asian="bold" style:font-weight-complex="bold"/>
    </style:style>
    <style:style style:name="T42_44" style:family="text">
      <style:text-properties fo:font-weight="bold" style:font-weight-asian="bold" style:font-weight-complex="bold"/>
    </style:style>
    <style:style style:name="T42_45" style:family="text">
      <style:text-properties fo:font-weight="bold" style:font-weight-asian="bold" style:font-weight-complex="bold"/>
    </style:style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>
      <style:text-properties style:font-name="Courier New" style:font-name-asian="Courier New" style:font-name-complex="Courier New"/>
    </style:style>
    <style:style style:name="T42_113" style:family="text">
      <style:text-properties style:font-name="Courier New" style:font-name-asian="Courier New" style:font-name-complex="Courier New"/>
    </style:style>
    <style:style style:name="T42_114" style:family="text">
      <style:text-properties style:font-name="Courier New" style:font-name-asian="Courier New" style:font-name-complex="Courier New"/>
    </style:style>
    <style:style style:name="T42_115" style:family="text">
      <style:text-properties style:font-name="Courier New" style:font-name-asian="Courier New" style:font-name-complex="Courier New"/>
    </style:style>
    <style:style style:name="T42_116" style:family="text">
      <style:text-properties style:font-name="Courier New" style:font-name-asian="Courier New" style:font-name-complex="Courier New"/>
    </style:style>
    <style:style style:name="T42_117" style:family="text">
      <style:text-properties style:font-name="Courier New" style:font-name-asian="Courier New" style:font-name-complex="Courier New"/>
    </style:style>
    <style:style style:name="T42_118" style:family="text">
      <style:text-properties style:font-name="Courier New" style:font-name-asian="Courier New" style:font-name-complex="Courier New"/>
    </style:style>
    <style:style style:name="T42_119" style:family="text">
      <style:text-properties style:font-name="Courier New" style:font-name-asian="Courier New" style:font-name-complex="Courier New"/>
    </style:style>
    <style:style style:name="T42_120" style:family="text">
      <style:text-properties style:font-name="Courier New" style:font-name-asian="Courier New" style:font-name-complex="Courier New"/>
    </style:style>
    <style:style style:name="T42_121" style:family="text">
      <style:text-properties style:font-name="Courier New" style:font-name-asian="Courier New" style:font-name-complex="Courier New"/>
    </style:style>
    <style:style style:name="T42_122" style:family="text">
      <style:text-properties style:font-name="Courier New" style:font-name-asian="Courier New" style:font-name-complex="Courier New"/>
    </style:style>
    <style:style style:name="T42_123" style:family="text">
      <style:text-properties style:font-name="Courier New" style:font-name-asian="Courier New" style:font-name-complex="Courier New"/>
    </style:style>
    <style:style style:name="T42_124" style:family="text">
      <style:text-properties style:font-name="Courier New" style:font-name-asian="Courier New" style:font-name-complex="Courier New"/>
    </style:style>
    <style:style style:name="T42_125" style:family="text">
      <style:text-properties style:font-name="Courier New" style:font-name-asian="Courier New" style:font-name-complex="Courier New"/>
    </style:style>
    <style:style style:name="T42_126" style:family="text">
      <style:text-properties style:font-name="Courier New" style:font-name-asian="Courier New" style:font-name-complex="Courier New"/>
    </style:style>
    <style:style style:name="T42_127" style:family="text">
      <style:text-properties style:font-name="Courier New" style:font-name-asian="Courier New" style:font-name-complex="Courier New"/>
    </style:style>
    <style:style style:name="T42_128" style:family="text">
      <style:text-properties style:font-name="Courier New" style:font-name-asian="Courier New" style:font-name-complex="Courier New"/>
    </style:style>
    <style:style style:name="T42_129" style:family="text">
      <style:text-properties style:font-name="Courier New" style:font-name-asian="Courier New" style:font-name-complex="Courier New"/>
    </style:style>
    <style:style style:name="T42_130" style:family="text">
      <style:text-properties style:font-name="Courier New" style:font-name-asian="Courier New" style:font-name-complex="Courier New"/>
    </style:style>
    <style:style style:name="T42_131" style:family="text">
      <style:text-properties style:font-name="Courier New" style:font-name-asian="Courier New" style:font-name-complex="Courier New"/>
    </style:style>
    <style:style style:name="T42_132" style:family="text">
      <style:text-properties style:font-name="Courier New" style:font-name-asian="Courier New" style:font-name-complex="Courier New"/>
    </style:style>
    <style:style style:name="T42_133" style:family="text">
      <style:text-properties style:font-name="Courier New" style:font-name-asian="Courier New" style:font-name-complex="Courier New"/>
    </style:style>
    <style:style style:name="T42_134" style:family="text">
      <style:text-properties style:font-name="Courier New" style:font-name-asian="Courier New" style:font-name-complex="Courier New"/>
    </style:style>
    <style:style style:name="T42_135" style:family="text">
      <style:text-properties style:font-name="Courier New" style:font-name-asian="Courier New" style:font-name-complex="Courier New"/>
    </style:style>
    <style:style style:name="T42_136" style:family="text">
      <style:text-properties style:font-name="Courier New" style:font-name-asian="Courier New" style:font-name-complex="Courier New"/>
    </style:style>
    <style:style style:name="T42_137" style:family="text">
      <style:text-properties style:font-name="Courier New" style:font-name-asian="Courier New" style:font-name-complex="Courier New"/>
    </style:style>
    <style:style style:name="T42_138" style:family="text">
      <style:text-properties style:font-name="Courier New" style:font-name-asian="Courier New" style:font-name-complex="Courier New"/>
    </style:style>
    <style:style style:name="T42_139" style:family="text">
      <style:text-properties style:font-name="Courier New" style:font-name-asian="Courier New" style:font-name-complex="Courier New"/>
    </style:style>
    <style:style style:name="T42_140" style:family="text">
      <style:text-properties style:font-name="Courier New" style:font-name-asian="Courier New" style:font-name-complex="Courier New"/>
    </style:style>
    <style:style style:name="T42_141" style:family="text">
      <style:text-properties style:font-name="Courier New" style:font-name-asian="Courier New" style:font-name-complex="Courier New"/>
    </style:style>
    <style:style style:name="T42_142" style:family="text">
      <style:text-properties style:font-name="Courier New" style:font-name-asian="Courier New" style:font-name-complex="Courier New"/>
    </style:style>
    <style:style style:name="T42_143" style:family="text">
      <style:text-properties style:font-name="Courier New" style:font-name-asian="Courier New" style:font-name-complex="Courier New"/>
    </style:style>
    <style:style style:name="T42_144" style:family="text">
      <style:text-properties style:font-name="Courier New" style:font-name-asian="Courier New" style:font-name-complex="Courier New"/>
    </style:style>
    <style:style style:name="T42_145" style:family="text">
      <style:text-properties style:font-name="Courier New" style:font-name-asian="Courier New" style:font-name-complex="Courier New"/>
    </style:style>
    <style:style style:name="T42_146" style:family="text">
      <style:text-properties style:font-name="Courier New" style:font-name-asian="Courier New" style:font-name-complex="Courier New"/>
    </style:style>
    <style:style style:name="T42_147" style:family="text">
      <style:text-properties style:font-name="Courier New" style:font-name-asian="Courier New" style:font-name-complex="Courier New"/>
    </style:style>
    <style:style style:name="T42_148" style:family="text">
      <style:text-properties style:font-name="Courier New" style:font-name-asian="Courier New" style:font-name-complex="Courier New"/>
    </style:style>
    <style:style style:name="T42_149" style:family="text">
      <style:text-properties style:font-name="Courier New" style:font-name-asian="Courier New" style:font-name-complex="Courier New"/>
    </style:style>
    <style:style style:name="T42_150" style:family="text">
      <style:text-properties style:font-name="Courier New" style:font-name-asian="Courier New" style:font-name-complex="Courier New"/>
    </style:style>
    <style:style style:name="T42_151" style:family="text">
      <style:text-properties style:font-name="Courier New" style:font-name-asian="Courier New" style:font-name-complex="Courier New"/>
    </style:style>
    <style:style style:name="T42_152" style:family="text">
      <style:text-properties style:font-name="Courier New" style:font-name-asian="Courier New" style:font-name-complex="Courier New"/>
    </style:style>
    <style:style style:name="T42_153" style:family="text">
      <style:text-properties style:font-name="Courier New" style:font-name-asian="Courier New" style:font-name-complex="Courier New"/>
    </style:style>
    <style:style style:name="T42_154" style:family="text">
      <style:text-properties style:font-name="Courier New" style:font-name-asian="Courier New" style:font-name-complex="Courier New"/>
    </style:style>
    <style:style style:name="T42_155" style:family="text">
      <style:text-properties style:font-name="Courier New" style:font-name-asian="Courier New" style:font-name-complex="Courier New"/>
    </style:style>
    <style:style style:name="T42_156" style:family="text">
      <style:text-properties style:font-name="Courier New" style:font-name-asian="Courier New" style:font-name-complex="Courier New"/>
    </style:style>
    <style:style style:name="T42_157" style:family="text">
      <style:text-properties style:font-name="Courier New" style:font-name-asian="Courier New" style:font-name-complex="Courier New"/>
    </style:style>
    <style:style style:name="T42_158" style:family="text">
      <style:text-properties style:font-name="Courier New" style:font-name-asian="Courier New" style:font-name-complex="Courier New"/>
    </style:style>
    <style:style style:name="T42_159" style:family="text">
      <style:text-properties style:font-name="Courier New" style:font-name-asian="Courier New" style:font-name-complex="Courier New"/>
    </style:style>
    <style:style style:name="T42_160" style:family="text">
      <style:text-properties style:font-name="Courier New" style:font-name-asian="Courier New" style:font-name-complex="Courier New"/>
    </style:style>
    <style:style style:name="T42_161" style:family="text">
      <style:text-properties style:font-name="Courier New" style:font-name-asian="Courier New" style:font-name-complex="Courier New"/>
    </style:style>
    <style:style style:name="T42_162" style:family="text">
      <style:text-properties style:font-name="Courier New" style:font-name-asian="Courier New" style:font-name-complex="Courier New"/>
    </style:style>
    <style:style style:name="T42_163" style:family="text">
      <style:text-properties style:font-name="Courier New" style:font-name-asian="Courier New" style:font-name-complex="Courier New"/>
    </style:style>
    <style:style style:name="T42_164" style:family="text">
      <style:text-properties style:font-name="Courier New" style:font-name-asian="Courier New" style:font-name-complex="Courier New"/>
    </style:style>
    <style:style style:name="T42_165" style:family="text">
      <style:text-properties style:font-name="Courier New" style:font-name-asian="Courier New" style:font-name-complex="Courier New"/>
    </style:style>
    <style:style style:name="T42_166" style:family="text">
      <style:text-properties style:font-name="Courier New" style:font-name-asian="Courier New" style:font-name-complex="Courier New"/>
    </style:style>
    <style:style style:name="T42_167" style:family="text">
      <style:text-properties style:font-name="Courier New" style:font-name-asian="Courier New" style:font-name-complex="Courier New"/>
    </style:style>
    <style:style style:name="T42_168" style:family="text">
      <style:text-properties style:font-name="Courier New" style:font-name-asian="Courier New" style:font-name-complex="Courier New"/>
    </style:style>
    <style:style style:name="T42_169" style:family="text">
      <style:text-properties style:font-name="Courier New" style:font-name-asian="Courier New" style:font-name-complex="Courier New"/>
    </style:style>
    <style:style style:name="T42_170" style:family="text">
      <style:text-properties style:font-name="Courier New" style:font-name-asian="Courier New" style:font-name-complex="Courier New"/>
    </style:style>
    <style:style style:name="T42_171" style:family="text">
      <style:text-properties style:font-name="Courier New" style:font-name-asian="Courier New" style:font-name-complex="Courier New"/>
    </style:style>
    <style:style style:name="T42_172" style:family="text">
      <style:text-properties style:font-name="Courier New" style:font-name-asian="Courier New" style:font-name-complex="Courier New"/>
    </style:style>
    <style:style style:name="T42_173" style:family="text">
      <style:text-properties style:font-name="Courier New" style:font-name-asian="Courier New" style:font-name-complex="Courier New"/>
    </style:style>
    <style:style style:name="T42_174" style:family="text">
      <style:text-properties style:font-name="Courier New" style:font-name-asian="Courier New" style:font-name-complex="Courier New"/>
    </style:style>
    <style:style style:name="T42_175" style:family="text">
      <style:text-properties style:font-name="Courier New" style:font-name-asian="Courier New" style:font-name-complex="Courier New"/>
    </style:style>
    <style:style style:name="T42_176" style:family="text">
      <style:text-properties style:font-name="Courier New" style:font-name-asian="Courier New" style:font-name-complex="Courier New"/>
    </style:style>
    <style:style style:name="T42_177" style:family="text">
      <style:text-properties style:font-name="Courier New" style:font-name-asian="Courier New" style:font-name-complex="Courier New"/>
    </style:style>
    <style:style style:name="T42_178" style:family="text">
      <style:text-properties style:font-name="Courier New" style:font-name-asian="Courier New" style:font-name-complex="Courier New"/>
    </style:style>
    <style:style style:name="T42_179" style:family="text">
      <style:text-properties style:font-name="Courier New" style:font-name-asian="Courier New" style:font-name-complex="Courier New"/>
    </style:style>
    <style:style style:name="T42_180" style:family="text">
      <style:text-properties style:font-name="Courier New" style:font-name-asian="Courier New" style:font-name-complex="Courier New"/>
    </style:style>
    <style:style style:name="T42_181" style:family="text">
      <style:text-properties style:font-name="Courier New" style:font-name-asian="Courier New" style:font-name-complex="Courier New"/>
    </style:style>
    <style:style style:name="T42_182" style:family="text">
      <style:text-properties style:font-name="Courier New" style:font-name-asian="Courier New" style:font-name-complex="Courier New"/>
    </style:style>
    <style:style style:name="T42_183" style:family="text">
      <style:text-properties style:font-name="Courier New" style:font-name-asian="Courier New" style:font-name-complex="Courier New"/>
    </style:style>
    <style:style style:name="T42_184" style:family="text">
      <style:text-properties style:font-name="Courier New" style:font-name-asian="Courier New" style:font-name-complex="Courier New"/>
    </style:style>
    <style:style style:name="T42_185" style:family="text">
      <style:text-properties style:font-name="Courier New" style:font-name-asian="Courier New" style:font-name-complex="Courier New"/>
    </style:style>
    <style:style style:name="T42_186" style:family="text">
      <style:text-properties style:font-name="Courier New" style:font-name-asian="Courier New" style:font-name-complex="Courier New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urier New" style:font-name-asian="Courier New" style:font-name-complex="Courier New"/>
    </style:style>
    <style:style style:name="T43_2" style:family="text">
      <style:text-properties style:font-name="Courier New" style:font-name-asian="Courier New" style:font-name-complex="Courier New"/>
    </style:style>
    <style:style style:name="T43_3" style:family="text">
      <style:text-properties style:font-name="Courier New" style:font-name-asian="Courier New" style:font-name-complex="Courier New"/>
    </style:style>
    <style:style style:name="T43_4" style:family="text">
      <style:text-properties style:font-name="Courier New" style:font-name-asian="Courier New" style:font-name-complex="Courier New"/>
    </style:style>
    <style:style style:name="T43_5" style:family="text">
      <style:text-properties style:font-name="Courier New" style:font-name-asian="Courier New" style:font-name-complex="Courier New"/>
    </style:style>
    <style:style style:name="T43_6" style:family="text">
      <style:text-properties style:font-name="Courier New" style:font-name-asian="Courier New" style:font-name-complex="Courier New"/>
    </style:style>
    <style:style style:name="T43_7" style:family="text">
      <style:text-properties style:font-name="Courier New" style:font-name-asian="Courier New" style:font-name-complex="Courier New"/>
    </style:style>
    <style:style style:name="T43_8" style:family="text">
      <style:text-properties style:font-name="Courier New" style:font-name-asian="Courier New" style:font-name-complex="Courier New"/>
    </style:style>
    <style:style style:name="T43_9" style:family="text">
      <style:text-properties style:font-name="Courier New" style:font-name-asian="Courier New" style:font-name-complex="Courier New"/>
    </style:style>
    <style:style style:name="T43_10" style:family="text">
      <style:text-properties style:font-name="Courier New" style:font-name-asian="Courier New" style:font-name-complex="Courier New"/>
    </style:style>
    <style:style style:name="T43_11" style:family="text">
      <style:text-properties style:font-name="Courier New" style:font-name-asian="Courier New" style:font-name-complex="Courier New"/>
    </style:style>
    <style:style style:name="T43_12" style:family="text">
      <style:text-properties style:font-name="Courier New" style:font-name-asian="Courier New" style:font-name-complex="Courier New"/>
    </style:style>
    <style:style style:name="T43_13" style:family="text">
      <style:text-properties style:font-name="Courier New" style:font-name-asian="Courier New" style:font-name-complex="Courier New"/>
    </style:style>
    <style:style style:name="T43_14" style:family="text">
      <style:text-properties style:font-name="Courier New" style:font-name-asian="Courier New" style:font-name-complex="Courier New"/>
    </style:style>
    <style:style style:name="T43_15" style:family="text">
      <style:text-properties style:font-name="Courier New" style:font-name-asian="Courier New" style:font-name-complex="Courier New"/>
    </style:style>
    <style:style style:name="T43_16" style:family="text">
      <style:text-properties style:font-name="Courier New" style:font-name-asian="Courier New" style:font-name-complex="Courier New"/>
    </style:style>
    <style:style style:name="T43_17" style:family="text">
      <style:text-properties style:font-name="Courier New" style:font-name-asian="Courier New" style:font-name-complex="Courier New"/>
    </style:style>
    <style:style style:name="T43_18" style:family="text">
      <style:text-properties style:font-name="Courier New" style:font-name-asian="Courier New" style:font-name-complex="Courier New"/>
    </style:style>
    <style:style style:name="T43_19" style:family="text">
      <style:text-properties style:font-name="Courier New" style:font-name-asian="Courier New" style:font-name-complex="Courier New"/>
    </style:style>
    <style:style style:name="T43_20" style:family="text">
      <style:text-properties style:font-name="Courier New" style:font-name-asian="Courier New" style:font-name-complex="Courier New"/>
    </style:style>
    <style:style style:name="T43_21" style:family="text">
      <style:text-properties style:font-name="Courier New" style:font-name-asian="Courier New" style:font-name-complex="Courier New"/>
    </style:style>
    <style:style style:name="T43_22" style:family="text">
      <style:text-properties style:font-name="Courier New" style:font-name-asian="Courier New" style:font-name-complex="Courier New"/>
    </style:style>
    <style:style style:name="T43_23" style:family="text">
      <style:text-properties style:font-name="Courier New" style:font-name-asian="Courier New" style:font-name-complex="Courier New"/>
    </style:style>
    <style:style style:name="T43_24" style:family="text">
      <style:text-properties style:font-name="Courier New" style:font-name-asian="Courier New" style:font-name-complex="Courier New"/>
    </style:style>
    <style:style style:name="T43_25" style:family="text">
      <style:text-properties style:font-name="Courier New" style:font-name-asian="Courier New" style:font-name-complex="Courier New"/>
    </style:style>
    <style:style style:name="T43_26" style:family="text">
      <style:text-properties style:font-name="Courier New" style:font-name-asian="Courier New" style:font-name-complex="Courier New"/>
    </style:style>
    <style:style style:name="T43_27" style:family="text">
      <style:text-properties style:font-name="Courier New" style:font-name-asian="Courier New" style:font-name-complex="Courier New"/>
    </style:style>
    <style:style style:name="T43_28" style:family="text">
      <style:text-properties style:font-name="Courier New" style:font-name-asian="Courier New" style:font-name-complex="Courier New"/>
    </style:style>
    <style:style style:name="T43_29" style:family="text">
      <style:text-properties style:font-name="Courier New" style:font-name-asian="Courier New" style:font-name-complex="Courier New"/>
    </style:style>
    <style:style style:name="T43_30" style:family="text">
      <style:text-properties style:font-name="Courier New" style:font-name-asian="Courier New" style:font-name-complex="Courier New"/>
    </style:style>
    <style:style style:name="T43_31" style:family="text">
      <style:text-properties style:font-name="Courier New" style:font-name-asian="Courier New" style:font-name-complex="Courier New"/>
    </style:style>
    <style:style style:name="T43_32" style:family="text">
      <style:text-properties style:font-name="Courier New" style:font-name-asian="Courier New" style:font-name-complex="Courier New"/>
    </style:style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5_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5_4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5_5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5_6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5_7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5_8" style:family="text"/>
    <style:style style:name="T45_9" style:family="text">
      <style:text-properties fo:font-weight="bold" style:font-weight-asian="bold" style:font-weight-complex="bold"/>
    </style:style>
    <style:style style:name="T45_10" style:family="text">
      <style:text-properties fo:font-weight="bold" style:font-weight-asian="bold" style:font-weight-complex="bold"/>
    </style:style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>
      <style:text-properties fo:color="#222222" style:font-name="Courier New" style:font-name-asian="Courier New" style:font-name-complex="Courier New"/>
    </style:style>
    <style:style style:name="T45_81" style:family="text">
      <style:text-properties fo:color="#222222" style:font-name="Courier New" style:font-name-asian="Courier New" style:font-name-complex="Courier New"/>
    </style:style>
    <style:style style:name="T45_82" style:family="text">
      <style:text-properties fo:color="#222222" style:font-name="Courier New" style:font-name-asian="Courier New" style:font-name-complex="Courier New"/>
    </style:style>
    <style:style style:name="T45_83" style:family="text">
      <style:text-properties fo:color="#222222" style:font-name="Courier New" style:font-name-asian="Courier New" style:font-name-complex="Courier New"/>
    </style:style>
    <style:style style:name="T45_84" style:family="text">
      <style:text-properties fo:color="#222222" style:font-name="Courier New" style:font-name-asian="Courier New" style:font-name-complex="Courier New"/>
    </style:style>
    <style:style style:name="T45_85" style:family="text">
      <style:text-properties fo:color="#222222" style:font-name="Courier New" style:font-name-asian="Courier New" style:font-name-complex="Courier New"/>
    </style:style>
    <style:style style:name="T45_86" style:family="text">
      <style:text-properties fo:color="#222222" style:font-name="Courier New" style:font-name-asian="Courier New" style:font-name-complex="Courier New"/>
    </style:style>
    <style:style style:name="T45_87" style:family="text">
      <style:text-properties fo:color="#222222" style:font-name="Courier New" style:font-name-asian="Courier New" style:font-name-complex="Courier New"/>
    </style:style>
    <style:style style:name="T45_88" style:family="text">
      <style:text-properties fo:color="#222222" style:font-name="Courier New" style:font-name-asian="Courier New" style:font-name-complex="Courier New"/>
    </style:style>
    <style:style style:name="T45_89" style:family="text">
      <style:text-properties fo:color="#222222" style:font-name="Courier New" style:font-name-asian="Courier New" style:font-name-complex="Courier New"/>
    </style:style>
    <style:style style:name="T45_90" style:family="text">
      <style:text-properties fo:color="#222222" style:font-name="Courier New" style:font-name-asian="Courier New" style:font-name-complex="Courier New"/>
    </style:style>
    <style:style style:name="T45_91" style:family="text">
      <style:text-properties fo:color="#222222" style:font-name="Courier New" style:font-name-asian="Courier New" style:font-name-complex="Courier New"/>
    </style:style>
    <style:style style:name="T45_92" style:family="text">
      <style:text-properties fo:color="#222222" style:font-name="Courier New" style:font-name-asian="Courier New" style:font-name-complex="Courier New"/>
    </style:style>
    <style:style style:name="T45_93" style:family="text">
      <style:text-properties fo:color="#222222" style:font-name="Courier New" style:font-name-asian="Courier New" style:font-name-complex="Courier New"/>
    </style:style>
    <style:style style:name="T45_94" style:family="text">
      <style:text-properties fo:color="#222222" style:font-name="Courier New" style:font-name-asian="Courier New" style:font-name-complex="Courier New"/>
    </style:style>
    <style:style style:name="T45_95" style:family="text">
      <style:text-properties fo:color="#222222" style:font-name="Courier New" style:font-name-asian="Courier New" style:font-name-complex="Courier New"/>
    </style:style>
    <style:style style:name="T45_96" style:family="text">
      <style:text-properties fo:color="#222222" style:font-name="Courier New" style:font-name-asian="Courier New" style:font-name-complex="Courier New"/>
    </style:style>
    <style:style style:name="T45_97" style:family="text">
      <style:text-properties fo:color="#222222" style:font-name="Courier New" style:font-name-asian="Courier New" style:font-name-complex="Courier New"/>
    </style:style>
    <style:style style:name="T45_98" style:family="text">
      <style:text-properties fo:color="#222222" style:font-name="Courier New" style:font-name-asian="Courier New" style:font-name-complex="Courier New"/>
    </style:style>
    <style:style style:name="T45_99" style:family="text">
      <style:text-properties fo:color="#222222" style:font-name="Courier New" style:font-name-asian="Courier New" style:font-name-complex="Courier New"/>
    </style:style>
    <style:style style:name="P46" style:family="paragraph" style:parent-style-name="Standard">
      <style:paragraph-properties fo:break-before="auto" fo:line-height="115%" style:writing-mode="lr-tb"/>
      <style:text-properties fo:color="#222222" style:font-name="Courier New" style:font-name-asian="Courier New" style:font-name-complex="Courier New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222222" style:font-name="Courier New" style:font-name-asian="Courier New" style:font-name-complex="Courier New"/>
    </style:style>
    <style:style style:name="T47_2" style:family="text">
      <style:text-properties fo:color="#222222" style:font-name="Courier New" style:font-name-asian="Courier New" style:font-name-complex="Courier New"/>
    </style:style>
    <style:style style:name="T47_3" style:family="text">
      <style:text-properties fo:color="#222222" style:font-name="Courier New" style:font-name-asian="Courier New" style:font-name-complex="Courier New"/>
    </style:style>
    <style:style style:name="T47_4" style:family="text">
      <style:text-properties fo:color="#222222" style:font-name="Courier New" style:font-name-asian="Courier New" style:font-name-complex="Courier New"/>
    </style:style>
    <style:style style:name="T47_5" style:family="text">
      <style:text-properties fo:color="#222222" style:font-name="Courier New" style:font-name-asian="Courier New" style:font-name-complex="Courier New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>
      <style:text-properties fo:font-weight="bold" style:font-weight-asian="bold" style:font-weight-complex="bold"/>
    </style:style>
    <style:style style:name="T48_19" style:family="text">
      <style:text-properties fo:font-weight="bold" style:font-weight-asian="bold" style:font-weight-complex="bold"/>
    </style:style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50_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50_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50_4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50_5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50_6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/>
    <style:style style:name="T52_10" style:family="text">
      <style:text-properties fo:font-weight="bold" style:font-weight-asian="bold" style:font-weight-complex="bold"/>
    </style:style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>
      <style:text-properties fo:font-weight="bold" style:font-weight-asian="bold" style:font-weight-complex="bold"/>
    </style:style>
    <style:style style:name="T54_11" style:family="text">
      <style:text-properties fo:font-weight="bold" style:font-weight-asian="bold" style:font-weight-complex="bold"/>
    </style:style>
    <style:style style:name="T54_12" style:family="text">
      <style:text-properties fo:font-weight="bold" style:font-weight-asian="bold" style:font-weight-complex="bold"/>
    </style:style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T56_10" style:family="text">
      <style:text-properties fo:font-weight="bold" style:font-weight-asian="bold" style:font-weight-complex="bold"/>
    </style:style>
    <style:style style:name="T56_11" style:family="text">
      <style:text-properties fo:font-weight="bold" style:font-weight-asian="bold" style:font-weight-complex="bold"/>
    </style:style>
    <style:style style:name="T56_12" style:family="text">
      <style:text-properties fo:font-weight="bold" style:font-weight-asian="bold" style:font-weight-complex="bold"/>
    </style:style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y9xixhep74vt"/><text:bookmark-end text:name="h.y9xixhep74vt"/><text:span text:style-name="T1_1">Rose</text:span><text:span text:style-name="T1_2"><text:s/></text:span><text:span text:style-name="T1_3">CMMS</text:span><text:span text:style-name="T1_4"><text:s/></text:span></text:p>
      <text:p text:style-name="P2"><text:bookmark-start text:name="h.msafpwyd2vm5"/><text:bookmark-end text:name="h.msafpwyd2vm5"/><text:span text:style-name="T2_1">Test</text:span><text:span text:style-name="T2_2"><text:s/></text:span><text:span text:style-name="T2_3">Specification</text:span></text:p>
      <text:h text:style-name="P3" text:outline-level="10"><text:bookmark-start text:name="h.wx2yk1ggfss8"/><text:bookmark-end text:name="h.wx2yk1ggfss8"/><text:span text:style-name="T3_1">Change</text:span><text:span text:style-name="T3_2"><text:s/></text:span><text:span text:style-name="T3_3">History</text:span></text:h>
      <text:p text:style-name="P4"><text:span text:style-name="T4_1">Version</text:span><text:span text:style-name="T4_2"><text:tab/></text:span><text:span text:style-name="T4_3">Date</text:span><text:span text:style-name="T4_4"><text:tab/><text:tab/></text:span><text:span text:style-name="T4_5">Author</text:span><text:span text:style-name="T4_6"><text:tab/><text:tab/></text:span></text:p>
      <text:p text:style-name="P5"><text:span text:style-name="T5_1">v</text:span><text:span text:style-name="T5_2">0.1.0<text:tab/><text:tab/>05/06/2013<text:tab/></text:span><text:span text:style-name="T5_3">Andrew</text:span><text:span text:style-name="T5_4"><text:s/></text:span><text:span text:style-name="T5_5">Roberts</text:span><text:span text:style-name="T5_6"><text:tab/></text:span></text:p>
      <text:p text:style-name="P6"/>
      <text:p text:style-name="P7"><text:span text:style-name="T7_1">v</text:span><text:span text:style-name="T7_2">0.2.0<text:tab/><text:tab/>09/08/2013<text:tab/></text:span><text:span text:style-name="T7_3">Andrew</text:span><text:span text:style-name="T7_4"><text:s/></text:span><text:span text:style-name="T7_5">Roberts</text:span></text:p>
      <text:p text:style-name="P8"><text:span text:style-name="T8_1"><text:tab/></text:span></text:p>
      <text:p text:style-name="P9"><text:span text:style-name="T9_1">CMMS</text:span><text:span text:style-name="T9_2"><text:s/></text:span><text:span text:style-name="T9_3">now</text:span><text:span text:style-name="T9_4"><text:s/></text:span><text:span text:style-name="T9_5">renamed</text:span><text:span text:style-name="T9_6"><text:s/></text:span><text:span text:style-name="T9_7">Rose</text:span><text:span text:style-name="T9_8"><text:s/></text:span><text:span text:style-name="T9_9">CMMS</text:span><text:span text:style-name="T9_10"><text:s/></text:span><text:span text:style-name="T9_11">as</text:span><text:span text:style-name="T9_12"><text:s/></text:span><text:span text:style-name="T9_13">it</text:span><text:span text:style-name="T9_14"><text:s/></text:span><text:span text:style-name="T9_15">is</text:span><text:span text:style-name="T9_16"><text:s/></text:span><text:span text:style-name="T9_17">more</text:span><text:span text:style-name="T9_18"><text:s/></text:span><text:span text:style-name="T9_19">general</text:span><text:span text:style-name="T9_20"><text:s/></text:span><text:span text:style-name="T9_21">purpose</text:span><text:span text:style-name="T9_22">,<text:s/></text:span><text:span text:style-name="T9_23">tests</text:span><text:span text:style-name="T9_24"><text:s/></text:span><text:span text:style-name="T9_25">updated</text:span><text:span text:style-name="T9_26"><text:s/></text:span><text:span text:style-name="T9_27">accordingly</text:span><text:span text:style-name="T9_28">.</text:span></text:p>
      <text:h text:style-name="P10" text:outline-level="10"><text:bookmark-start text:name="h.l56qjp4hl6zl"/><text:bookmark-end text:name="h.l56qjp4hl6zl"/><text:span text:style-name="T10_1">Description</text:span></text:h>
      <text:p text:style-name="P11"><text:span text:style-name="T11_1">This</text:span><text:span text:style-name="T11_2"><text:s/></text:span><text:span text:style-name="T11_3">document</text:span><text:span text:style-name="T11_4"><text:s/></text:span><text:span text:style-name="T11_5">describes</text:span><text:span text:style-name="T11_6"><text:s/></text:span><text:span text:style-name="T11_7">the</text:span><text:span text:style-name="T11_8"><text:s/></text:span><text:span text:style-name="T11_9">testing</text:span><text:span text:style-name="T11_10"><text:s/></text:span><text:span text:style-name="T11_11">of</text:span><text:span text:style-name="T11_12"><text:s/></text:span><text:span text:style-name="T11_13">Rose</text:span><text:span text:style-name="T11_14"><text:s/></text:span><text:span text:style-name="T11_15">CMMS</text:span><text:span text:style-name="T11_16"><text:s/>(</text:span><text:span text:style-name="T11_17">Computerised</text:span><text:span text:style-name="T11_18"><text:s/></text:span><text:span text:style-name="T11_19">Maintenance</text:span><text:span text:style-name="T11_20"><text:s/></text:span><text:span text:style-name="T11_21">Management</text:span><text:span text:style-name="T11_22"><text:s/></text:span><text:span text:style-name="T11_23">System</text:span><text:span text:style-name="T11_24">).</text:span></text:p>
      <text:p text:style-name="P12"/>
      <text:p text:style-name="P13"><text:span text:style-name="T13_1">The</text:span><text:span text:style-name="T13_2"><text:s/></text:span><text:span text:style-name="T13_3">tests</text:span><text:span text:style-name="T13_4"><text:s/></text:span><text:span text:style-name="T13_5">are</text:span><text:span text:style-name="T13_6"><text:s/></text:span><text:span text:style-name="T13_7">split</text:span><text:span text:style-name="T13_8"><text:s/></text:span><text:span text:style-name="T13_9">into</text:span><text:span text:style-name="T13_10"><text:s/></text:span><text:span text:style-name="T13_11">two</text:span><text:span text:style-name="T13_12"><text:s/></text:span><text:span text:style-name="T13_13">main</text:span><text:span text:style-name="T13_14"><text:s/></text:span><text:span text:style-name="T13_15">groups</text:span><text:span text:style-name="T13_16">:<text:s/></text:span><text:span text:style-name="T13_17">white</text:span><text:span text:style-name="T13_18"><text:s/></text:span><text:span text:style-name="T13_19">box</text:span><text:span text:style-name="T13_20"><text:s/></text:span><text:span text:style-name="T13_21">and</text:span><text:span text:style-name="T13_22"><text:s/></text:span><text:span text:style-name="T13_23">black</text:span><text:span text:style-name="T13_24"><text:s/></text:span><text:span text:style-name="T13_25">box</text:span><text:span text:style-name="T13_26"><text:s/></text:span><text:span text:style-name="T13_27">testing</text:span><text:span text:style-name="T13_28">.<text:s/></text:span><text:span text:style-name="T13_29">White</text:span><text:span text:style-name="T13_30"><text:s/></text:span><text:span text:style-name="T13_31">box</text:span><text:span text:style-name="T13_32"><text:s/></text:span><text:span text:style-name="T13_33">means</text:span><text:span text:style-name="T13_34"><text:s/></text:span><text:span text:style-name="T13_35">the</text:span><text:span text:style-name="T13_36"><text:s/></text:span><text:span text:style-name="T13_37">program</text:span><text:span text:style-name="T13_38"><text:s/></text:span><text:span text:style-name="T13_39">is</text:span><text:span text:style-name="T13_40"><text:s/></text:span><text:span text:style-name="T13_41">tested</text:span><text:span text:style-name="T13_42"><text:s/></text:span><text:span text:style-name="T13_43">with</text:span><text:span text:style-name="T13_44"><text:s/></text:span><text:span text:style-name="T13_45">a</text:span><text:span text:style-name="T13_46"><text:s/></text:span><text:span text:style-name="T13_47">knowledge</text:span><text:span text:style-name="T13_48"><text:s/></text:span><text:span text:style-name="T13_49">of</text:span><text:span text:style-name="T13_50"><text:s/></text:span><text:span text:style-name="T13_51">how</text:span><text:span text:style-name="T13_52"><text:s/></text:span><text:span text:style-name="T13_53">it</text:span><text:span text:style-name="T13_54"><text:s/></text:span><text:span text:style-name="T13_55">works</text:span><text:span text:style-name="T13_56"><text:s/></text:span><text:span text:style-name="T13_57">internally</text:span><text:span text:style-name="T13_58">,<text:s/></text:span><text:span text:style-name="T13_59">i</text:span><text:span text:style-name="T13_60">.</text:span><text:span text:style-name="T13_61">e</text:span><text:span text:style-name="T13_62">.<text:s/></text:span><text:span text:style-name="T13_63">like</text:span><text:span text:style-name="T13_64"><text:s/></text:span><text:span text:style-name="T13_65">looking</text:span><text:span text:style-name="T13_66"><text:s/></text:span><text:span text:style-name="T13_67">into</text:span><text:span text:style-name="T13_68"><text:s/></text:span><text:span text:style-name="T13_69">a</text:span><text:span text:style-name="T13_70"><text:s/></text:span><text:span text:style-name="T13_71">transparent</text:span><text:span text:style-name="T13_72"><text:s/></text:span><text:span text:style-name="T13_73">system</text:span><text:span text:style-name="T13_74">.<text:s/></text:span><text:span text:style-name="T13_75">Black</text:span><text:span text:style-name="T13_76"><text:s/></text:span><text:span text:style-name="T13_77">box</text:span><text:span text:style-name="T13_78"><text:s/></text:span><text:span text:style-name="T13_79">means</text:span><text:span text:style-name="T13_80"><text:s/></text:span><text:span text:style-name="T13_81">it</text:span><text:span text:style-name="T13_82"><text:s/></text:span><text:span text:style-name="T13_83">is</text:span><text:span text:style-name="T13_84"><text:s/></text:span><text:span text:style-name="T13_85">tested</text:span><text:span text:style-name="T13_86"><text:s/></text:span><text:span text:style-name="T13_87">without</text:span><text:span text:style-name="T13_88"><text:s/></text:span><text:span text:style-name="T13_89">any</text:span><text:span text:style-name="T13_90"><text:s/></text:span><text:span text:style-name="T13_91">knowledge</text:span><text:span text:style-name="T13_92"><text:s/></text:span><text:span text:style-name="T13_93">of</text:span><text:span text:style-name="T13_94"><text:s/></text:span><text:span text:style-name="T13_95">how</text:span><text:span text:style-name="T13_96"><text:s/></text:span><text:span text:style-name="T13_97">it</text:span><text:span text:style-name="T13_98"><text:s/></text:span><text:span text:style-name="T13_99">works</text:span><text:span text:style-name="T13_100"><text:s/></text:span><text:span text:style-name="T13_101">inside</text:span><text:span text:style-name="T13_102">,<text:s/></text:span><text:span text:style-name="T13_103">in</text:span><text:span text:style-name="T13_104"><text:s/></text:span><text:span text:style-name="T13_105">the</text:span><text:span text:style-name="T13_106"><text:s/></text:span><text:span text:style-name="T13_107">same</text:span><text:span text:style-name="T13_108"><text:s/></text:span><text:span text:style-name="T13_109">way</text:span><text:span text:style-name="T13_110"><text:s/></text:span><text:span text:style-name="T13_111">as</text:span><text:span text:style-name="T13_112"><text:s/></text:span><text:span text:style-name="T13_113">a</text:span><text:span text:style-name="T13_114"><text:s/></text:span><text:span text:style-name="T13_115">user</text:span><text:span text:style-name="T13_116"><text:s/></text:span><text:span text:style-name="T13_117">would</text:span><text:span text:style-name="T13_118"><text:s/></text:span><text:span text:style-name="T13_119">use</text:span><text:span text:style-name="T13_120"><text:s/></text:span><text:span text:style-name="T13_121">it</text:span><text:span text:style-name="T13_122">;<text:s/></text:span><text:span text:style-name="T13_123">they</text:span><text:span text:style-name="T13_124"><text:s/></text:span><text:span text:style-name="T13_125">take</text:span><text:span text:style-name="T13_126"><text:s/></text:span><text:span text:style-name="T13_127">actions</text:span><text:span text:style-name="T13_128"><text:s/></text:span><text:span text:style-name="T13_129">that</text:span><text:span text:style-name="T13_130"><text:s/></text:span><text:span text:style-name="T13_131">the</text:span><text:span text:style-name="T13_132"><text:s/></text:span><text:span text:style-name="T13_133">program</text:span><text:span text:style-name="T13_134"><text:s/></text:span><text:span text:style-name="T13_135">responds</text:span><text:span text:style-name="T13_136"><text:s/></text:span><text:span text:style-name="T13_137">to</text:span><text:span text:style-name="T13_138">.<text:s/></text:span></text:p>
      <text:p text:style-name="P14"/>
      <text:p text:style-name="P15"><text:span text:style-name="T15_1">Rose</text:span><text:span text:style-name="T15_2"><text:s/></text:span><text:span text:style-name="T15_3">CMMS</text:span><text:span text:style-name="T15_4"><text:s/></text:span><text:span text:style-name="T15_5">is</text:span><text:span text:style-name="T15_6"><text:s/></text:span><text:span text:style-name="T15_7">a</text:span><text:span text:style-name="T15_8"><text:s/></text:span><text:span text:style-name="T15_9">Google</text:span><text:span text:style-name="T15_10"><text:s/></text:span><text:span text:style-name="T15_11">Apps</text:span><text:span text:style-name="T15_12"><text:s/></text:span><text:span text:style-name="T15_13">Script</text:span><text:span text:style-name="T15_14"><text:s/>“</text:span><text:span text:style-name="T15_15">contained</text:span><text:span text:style-name="T15_16">”<text:s/></text:span><text:span text:style-name="T15_17">in</text:span><text:span text:style-name="T15_18"><text:s/></text:span><text:span text:style-name="T15_19">a</text:span><text:span text:style-name="T15_20"><text:s/></text:span><text:span text:style-name="T15_21">Google</text:span><text:span text:style-name="T15_22"><text:s/></text:span><text:span text:style-name="T15_23">Spreadsheet</text:span><text:span text:style-name="T15_24"><text:s/></text:span><text:span text:style-name="T15_25">along</text:span><text:span text:style-name="T15_26"><text:s/></text:span><text:span text:style-name="T15_27">with</text:span><text:span text:style-name="T15_28"><text:s/></text:span><text:span text:style-name="T15_29">a</text:span><text:span text:style-name="T15_30"><text:s/></text:span><text:span text:style-name="T15_31">custom</text:span><text:span text:style-name="T15_32">-</text:span><text:span text:style-name="T15_33">built</text:span><text:span text:style-name="T15_34"><text:s/></text:span><text:span text:style-name="T15_35">form</text:span><text:span text:style-name="T15_36"><text:s/></text:span><text:span text:style-name="T15_37">for</text:span><text:span text:style-name="T15_38"><text:s/></text:span><text:span text:style-name="T15_39">entering</text:span><text:span text:style-name="T15_40"><text:s/></text:span><text:span text:style-name="T15_41">data</text:span><text:span text:style-name="T15_42"><text:s/></text:span><text:span text:style-name="T15_43">into</text:span><text:span text:style-name="T15_44"><text:s/></text:span><text:span text:style-name="T15_45">the</text:span><text:span text:style-name="T15_46"><text:s/></text:span><text:span text:style-name="T15_47">spreadsheet</text:span><text:span text:style-name="T15_48">.<text:s/></text:span><text:span text:style-name="T15_49">It</text:span><text:span text:style-name="T15_50"><text:s/></text:span><text:span text:style-name="T15_51">also</text:span><text:span text:style-name="T15_52"><text:s/></text:span><text:span text:style-name="T15_53">interrogates</text:span><text:span text:style-name="T15_54"><text:s/></text:span><text:span text:style-name="T15_55">a</text:span><text:span text:style-name="T15_56"><text:s/></text:span><text:span text:style-name="T15_57">Google</text:span><text:span text:style-name="T15_58"><text:s/></text:span><text:span text:style-name="T15_59">calendar</text:span><text:span text:style-name="T15_60"><text:s/></text:span><text:span text:style-name="T15_61">attached</text:span><text:span text:style-name="T15_62"><text:s/></text:span><text:span text:style-name="T15_63">to</text:span><text:span text:style-name="T15_64"><text:s/></text:span><text:span text:style-name="T15_65">the</text:span><text:span text:style-name="T15_66"><text:s/></text:span><text:span text:style-name="T15_67">users</text:span><text:span text:style-name="T15_68"><text:s/></text:span><text:span text:style-name="T15_69">account</text:span><text:span text:style-name="T15_70"><text:s/></text:span><text:span text:style-name="T15_71">to</text:span><text:span text:style-name="T15_72"><text:s/></text:span><text:span text:style-name="T15_73">implement</text:span><text:span text:style-name="T15_74"><text:s/></text:span><text:span text:style-name="T15_75">regular</text:span><text:span text:style-name="T15_76"><text:s/></text:span><text:span text:style-name="T15_77">tasks</text:span><text:span text:style-name="T15_78">.<text:s/></text:span></text:p>
      <text:h text:style-name="P16" text:outline-level="10"><text:bookmark-start text:name="h.m144gxunfdv"/><text:bookmark-end text:name="h.m144gxunfdv"/><text:span text:style-name="T16_1">White</text:span><text:span text:style-name="T16_2"><text:s/></text:span><text:span text:style-name="T16_3">Box</text:span><text:span text:style-name="T16_4"><text:s/>(</text:span><text:span text:style-name="T16_5">Unit</text:span><text:span text:style-name="T16_6">)<text:s/></text:span><text:span text:style-name="T16_7">Testing</text:span></text:h>
      <text:p text:style-name="P17"><text:span text:style-name="T17_1">White</text:span><text:span text:style-name="T17_2"><text:s/></text:span><text:span text:style-name="T17_3">box</text:span><text:span text:style-name="T17_4"><text:s/></text:span><text:span text:style-name="T17_5">testing</text:span><text:span text:style-name="T17_6"><text:s/></text:span><text:span text:style-name="T17_7">is</text:span><text:span text:style-name="T17_8"><text:s/></text:span><text:span text:style-name="T17_9">carried</text:span><text:span text:style-name="T17_10"><text:s/></text:span><text:span text:style-name="T17_11">out</text:span><text:span text:style-name="T17_12"><text:s/></text:span><text:span text:style-name="T17_13">in</text:span><text:span text:style-name="T17_14"><text:s/></text:span><text:span text:style-name="T17_15">the</text:span><text:span text:style-name="T17_16"><text:s/></text:span><text:span text:style-name="T17_17">form</text:span><text:span text:style-name="T17_18"><text:s/></text:span><text:span text:style-name="T17_19">of</text:span><text:span text:style-name="T17_20"><text:s/></text:span><text:span text:style-name="T17_21">unit</text:span><text:span text:style-name="T17_22"><text:s/></text:span><text:span text:style-name="T17_23">testing</text:span><text:span text:style-name="T17_24"><text:s/></text:span><text:span text:style-name="T17_25">with</text:span><text:span text:style-name="T17_26"><text:s/></text:span><text:span text:style-name="T17_27">the</text:span><text:span text:style-name="T17_28"><text:s/></text:span><text:span text:style-name="T17_29"><text:a xlink:type="simple" xlink:href="http://qunitjs.com/"><text:span text:style-name="T17_30">QUnit</text:span></text:a></text:span><text:span text:style-name="T17_31"><text:a xlink:type="simple" xlink:href="http://qunitjs.com/"><text:span text:style-name="T17_32"><text:s/></text:span></text:a></text:span><text:span text:style-name="T17_33"><text:a xlink:type="simple" xlink:href="http://qunitjs.com/"><text:span text:style-name="T17_34">javascript</text:span></text:a></text:span><text:span text:style-name="T17_35"><text:a xlink:type="simple" xlink:href="http://qunitjs.com/"><text:span text:style-name="T17_36"><text:s/></text:span></text:a></text:span><text:span text:style-name="T17_37"><text:a xlink:type="simple" xlink:href="http://qunitjs.com/"><text:span text:style-name="T17_38">platform</text:span></text:a></text:span><text:span text:style-name="T17_39"><text:s/></text:span><text:span text:style-name="T17_40">using</text:span><text:span text:style-name="T17_41"><text:s/></text:span><text:span text:style-name="T17_42">the</text:span><text:span text:style-name="T17_43"><text:s/></text:span><text:span text:style-name="T17_44">Google</text:span><text:span text:style-name="T17_45"><text:s/></text:span><text:span text:style-name="T17_46">App</text:span><text:span text:style-name="T17_47"><text:s/></text:span><text:span text:style-name="T17_48">Script</text:span><text:span text:style-name="T17_49"><text:s/></text:span><text:span text:style-name="T17_50">library</text:span><text:span text:style-name="T17_51"><text:s/></text:span><text:span text:style-name="T17_52"><text:a xlink:type="simple" xlink:href="http://stackoverflow.com/questions/15682346/how-to-unit-test-google-apps-scripts"><text:span text:style-name="T17_53">qunit</text:span></text:a></text:span><text:span text:style-name="T17_54"><text:a xlink:type="simple" xlink:href="http://stackoverflow.com/questions/15682346/how-to-unit-test-google-apps-scripts"><text:span text:style-name="T17_55">-</text:span></text:a></text:span><text:span text:style-name="T17_56"><text:a xlink:type="simple" xlink:href="http://stackoverflow.com/questions/15682346/how-to-unit-test-google-apps-scripts"><text:span text:style-name="T17_57">gas</text:span></text:a></text:span><text:span text:style-name="T17_58">.<text:s/></text:span></text:p>
      <text:p text:style-name="P18"/>
      <text:p text:style-name="P19"><text:span text:style-name="T19_1">The</text:span><text:span text:style-name="T19_2"><text:s/></text:span><text:span text:style-name="T19_3">following</text:span><text:span text:style-name="T19_4"><text:s/></text:span><text:span text:style-name="T19_5">preparations</text:span><text:span text:style-name="T19_6"><text:s/></text:span><text:span text:style-name="T19_7">are</text:span><text:span text:style-name="T19_8"><text:s/></text:span><text:span text:style-name="T19_9">required</text:span><text:span text:style-name="T19_10"><text:s/></text:span><text:span text:style-name="T19_11">to</text:span><text:span text:style-name="T19_12"><text:s/></text:span><text:span text:style-name="T19_13">run</text:span><text:span text:style-name="T19_14"><text:s/></text:span><text:span text:style-name="T19_15">the</text:span><text:span text:style-name="T19_16"><text:s/></text:span><text:span text:style-name="T19_17">unit</text:span><text:span text:style-name="T19_18"><text:s/></text:span><text:span text:style-name="T19_19">tests</text:span><text:span text:style-name="T19_20">.</text:span></text:p>
      <text:p text:style-name="P20"/>
      <text:list text:style-name="LS1" xml:id="list0">
        <text:list-item>
          <text:p text:style-name="P21"><text:span text:style-name="T21_1">Set</text:span><text:span text:style-name="T21_2"><text:s/></text:span><text:span text:style-name="T21_3">RUN</text:span><text:span text:style-name="T21_4">_</text:span><text:span text:style-name="T21_5">UNIT</text:span><text:span text:style-name="T21_6">_</text:span><text:span text:style-name="T21_7">TESTS</text:span><text:span text:style-name="T21_8"><text:s/></text:span><text:span text:style-name="T21_9">to</text:span><text:span text:style-name="T21_10"><text:s/></text:span><text:span text:style-name="T21_11">true</text:span><text:span text:style-name="T21_12"><text:s/></text:span><text:span text:style-name="T21_13">in</text:span><text:span text:style-name="T21_14"><text:s/></text:span><text:span text:style-name="T21_15">config</text:span><text:span text:style-name="T21_16">.</text:span><text:span text:style-name="T21_17">gs</text:span></text:p>
        </text:list-item>
      </text:list>
      <text:p text:style-name="P22"/>
      <text:list text:style-name="LS1" xml:id="list1" text:continue-list="list0">
        <text:list-item>
          <text:p text:style-name="P23"><text:span text:style-name="T23_1">If</text:span><text:span text:style-name="T23_2"><text:s/></text:span><text:span text:style-name="T23_3">it</text:span><text:span text:style-name="T23_4"><text:s/></text:span><text:span text:style-name="T23_5">doesn</text:span><text:span text:style-name="T23_6">'</text:span><text:span text:style-name="T23_7">t</text:span><text:span text:style-name="T23_8"><text:s/></text:span><text:span text:style-name="T23_9">already</text:span><text:span text:style-name="T23_10"><text:s/></text:span><text:span text:style-name="T23_11">exist</text:span><text:span text:style-name="T23_12">,<text:s/></text:span><text:span text:style-name="T23_13">create</text:span><text:span text:style-name="T23_14"><text:s/></text:span><text:span text:style-name="T23_15">a</text:span><text:span text:style-name="T23_16"><text:s/></text:span><text:span text:style-name="T23_17">test</text:span><text:span text:style-name="T23_18"><text:s/></text:span><text:span text:style-name="T23_19">task</text:span><text:span text:style-name="T23_20"><text:s/></text:span><text:span text:style-name="T23_21">list</text:span><text:span text:style-name="T23_22"><text:s/></text:span><text:span text:style-name="T23_23">in</text:span><text:span text:style-name="T23_24"><text:s/></text:span><text:span text:style-name="T23_25">a</text:span><text:span text:style-name="T23_26"><text:s/></text:span><text:span text:style-name="T23_27">Google</text:span><text:span text:style-name="T23_28"><text:s/></text:span><text:span text:style-name="T23_29">spreadsheet</text:span><text:span text:style-name="T23_30"><text:s/></text:span><text:span text:style-name="T23_31">with</text:span><text:span text:style-name="T23_32"><text:s/></text:span><text:span text:style-name="T23_33">the</text:span><text:span text:style-name="T23_34"><text:s/></text:span><text:span text:style-name="T23_35">name</text:span><text:span text:style-name="T23_36"><text:s/></text:span><text:span text:style-name="T23_37">set</text:span><text:span text:style-name="T23_38"><text:s/></text:span><text:span text:style-name="T23_39">in</text:span><text:span text:style-name="T23_40"><text:s/></text:span><text:span text:style-name="T23_41">UNIT</text:span><text:span text:style-name="T23_42">_</text:span><text:span text:style-name="T23_43">TESTS</text:span><text:span text:style-name="T23_44">_</text:span><text:span text:style-name="T23_45">TASK</text:span><text:span text:style-name="T23_46">_</text:span><text:span text:style-name="T23_47">LIST</text:span><text:span text:style-name="T23_48"><text:s/></text:span><text:span text:style-name="T23_49">and</text:span><text:span text:style-name="T23_50"><text:s/></text:span><text:span text:style-name="T23_51">the</text:span><text:span text:style-name="T23_52"><text:s/></text:span><text:span text:style-name="T23_53">task</text:span><text:span text:style-name="T23_54"><text:s/></text:span><text:span text:style-name="T23_55">list</text:span><text:span text:style-name="T23_56"><text:s/></text:span><text:span text:style-name="T23_57">itself</text:span><text:span text:style-name="T23_58"><text:s/></text:span><text:span text:style-name="T23_59">in</text:span><text:span text:style-name="T23_60"><text:s/></text:span><text:span text:style-name="T23_61">a</text:span><text:span text:style-name="T23_62"><text:s/></text:span><text:span text:style-name="T23_63">worksheet</text:span><text:span text:style-name="T23_64"><text:s/></text:span><text:span text:style-name="T23_65">with</text:span><text:span text:style-name="T23_66"><text:s/></text:span><text:span text:style-name="T23_67">the</text:span><text:span text:style-name="T23_68"><text:s/></text:span><text:span text:style-name="T23_69">name</text:span><text:span text:style-name="T23_70"><text:s/></text:span><text:span text:style-name="T23_71">set</text:span><text:span text:style-name="T23_72"><text:s/></text:span><text:span text:style-name="T23_73">in</text:span><text:span text:style-name="T23_74"><text:s text:c="2"/></text:span><text:span text:style-name="T23_75">TASK</text:span><text:span text:style-name="T23_76">_</text:span><text:span text:style-name="T23_77">LIST</text:span><text:span text:style-name="T23_78">_</text:span><text:span text:style-name="T23_79">WORK</text:span><text:span text:style-name="T23_80">_</text:span><text:span text:style-name="T23_81">SHEET</text:span><text:span text:style-name="T23_82">_</text:span><text:span text:style-name="T23_83">NAME</text:span><text:span text:style-name="T23_84">.<text:s/></text:span><text:span text:style-name="T23_85">Put</text:span><text:span text:style-name="T23_86"><text:s/></text:span><text:span text:style-name="T23_87">the</text:span><text:span text:style-name="T23_88"><text:s/></text:span><text:span text:style-name="T23_89">ID</text:span><text:span text:style-name="T23_90"><text:s/></text:span><text:span text:style-name="T23_91">of</text:span><text:span text:style-name="T23_92"><text:s/></text:span><text:span text:style-name="T23_93">this</text:span><text:span text:style-name="T23_94"><text:s/></text:span><text:span text:style-name="T23_95">sheet</text:span><text:span text:style-name="T23_96"><text:s/></text:span><text:span text:style-name="T23_97">in</text:span><text:span text:style-name="T23_98"><text:s/></text:span><text:span text:style-name="T23_99">UNIT</text:span><text:span text:style-name="T23_100">_</text:span><text:span text:style-name="T23_101">TESTS</text:span><text:span text:style-name="T23_102">_</text:span><text:span text:style-name="T23_103">TASK</text:span><text:span text:style-name="T23_104">_</text:span><text:span text:style-name="T23_105">LIST</text:span><text:span text:style-name="T23_106">_</text:span><text:span text:style-name="T23_107">ID</text:span><text:span text:style-name="T23_108">.</text:span></text:p>
        </text:list-item>
      </text:list>
      <text:p text:style-name="P24"><text:span text:style-name="T24_1"><text:s text:c="3"/></text:span></text:p>
      <text:p text:style-name="P25"><text:span text:style-name="T25_1">The</text:span><text:span text:style-name="T25_2"><text:s/></text:span><text:span text:style-name="T25_3">headers</text:span><text:span text:style-name="T25_4"><text:s/></text:span><text:span text:style-name="T25_5">and</text:span><text:span text:style-name="T25_6"><text:s/></text:span><text:span text:style-name="T25_7">other</text:span><text:span text:style-name="T25_8"><text:s/></text:span><text:span text:style-name="T25_9">required</text:span><text:span text:style-name="T25_10"><text:s/></text:span><text:span text:style-name="T25_11">values</text:span><text:span text:style-name="T25_12"><text:s/></text:span><text:span text:style-name="T25_13">will</text:span><text:span text:style-name="T25_14"><text:s/></text:span><text:span text:style-name="T25_15">be</text:span><text:span text:style-name="T25_16"><text:s/></text:span><text:span text:style-name="T25_17">added</text:span><text:span text:style-name="T25_18"><text:s/></text:span><text:span text:style-name="T25_19">automatically</text:span><text:span text:style-name="T25_20"><text:s/></text:span><text:span text:style-name="T25_21">during</text:span><text:span text:style-name="T25_22"><text:s/></text:span><text:span text:style-name="T25_23">the</text:span><text:span text:style-name="T25_24"><text:s/></text:span><text:span text:style-name="T25_25">tests</text:span><text:span text:style-name="T25_26">.</text:span></text:p>
      <text:p text:style-name="P26"><text:span text:style-name="T26_1"><text:s text:c="3"/></text:span></text:p>
      <text:list text:style-name="LS1" xml:id="list2" text:continue-list="list0">
        <text:list-item>
          <text:p text:style-name="P27"><text:span text:style-name="T27_1">Create</text:span><text:span text:style-name="T27_2"><text:s/></text:span><text:span text:style-name="T27_3">a</text:span><text:span text:style-name="T27_4"><text:s/></text:span><text:span text:style-name="T27_5">Google</text:span><text:span text:style-name="T27_6"><text:s/></text:span><text:span text:style-name="T27_7">calendar</text:span><text:span text:style-name="T27_8"><text:s/></text:span><text:span text:style-name="T27_9">with</text:span><text:span text:style-name="T27_10"><text:s/></text:span><text:span text:style-name="T27_11">the</text:span><text:span text:style-name="T27_12"><text:s/></text:span><text:span text:style-name="T27_13">name</text:span><text:span text:style-name="T27_14"><text:s/></text:span><text:span text:style-name="T27_15">set</text:span><text:span text:style-name="T27_16"><text:s/></text:span><text:span text:style-name="T27_17">in</text:span><text:span text:style-name="T27_18"><text:s/></text:span><text:span text:style-name="T27_19">UNIT</text:span><text:span text:style-name="T27_20">_</text:span><text:span text:style-name="T27_21">TESTS</text:span><text:span text:style-name="T27_22">_</text:span><text:span text:style-name="T27_23">CALENDAR</text:span><text:span text:style-name="T27_24">_</text:span><text:span text:style-name="T27_25">NAME</text:span><text:span text:style-name="T27_26">.<text:s/></text:span><text:span text:style-name="T27_27">No</text:span><text:span text:style-name="T27_28"><text:s/></text:span><text:span text:style-name="T27_29">events</text:span><text:span text:style-name="T27_30"><text:s/></text:span><text:span text:style-name="T27_31">need</text:span><text:span text:style-name="T27_32"><text:s/></text:span><text:span text:style-name="T27_33">to</text:span><text:span text:style-name="T27_34"><text:s/></text:span><text:span text:style-name="T27_35">be</text:span><text:span text:style-name="T27_36"><text:s/></text:span><text:span text:style-name="T27_37">created</text:span><text:span text:style-name="T27_38"><text:s/></text:span><text:span text:style-name="T27_39">for</text:span><text:span text:style-name="T27_40"><text:s/></text:span><text:span text:style-name="T27_41">the</text:span><text:span text:style-name="T27_42"><text:s/></text:span><text:span text:style-name="T27_43">test</text:span><text:span text:style-name="T27_44"><text:s/></text:span><text:span text:style-name="T27_45">to</text:span><text:span text:style-name="T27_46"><text:s/></text:span><text:span text:style-name="T27_47">run</text:span><text:span text:style-name="T27_48">,<text:s/></text:span><text:span text:style-name="T27_49">but</text:span><text:span text:style-name="T27_50"><text:s/></text:span><text:span text:style-name="T27_51">adding</text:span><text:span text:style-name="T27_52"><text:s/></text:span><text:span text:style-name="T27_53">a</text:span><text:span text:style-name="T27_54"><text:s/></text:span><text:span text:style-name="T27_55">couple</text:span><text:span text:style-name="T27_56"><text:s/></text:span><text:span text:style-name="T27_57">of</text:span><text:span text:style-name="T27_58"><text:s/></text:span><text:span text:style-name="T27_59">events</text:span><text:span text:style-name="T27_60"><text:s/></text:span><text:span text:style-name="T27_61">for</text:span><text:span text:style-name="T27_62"><text:s/></text:span><text:span text:style-name="T27_63">the</text:span><text:span text:style-name="T27_64"><text:s/></text:span><text:span text:style-name="T27_65">day</text:span><text:span text:style-name="T27_66"><text:s/></text:span><text:span text:style-name="T27_67">the</text:span><text:span text:style-name="T27_68"><text:s/></text:span><text:span text:style-name="T27_69">unit</text:span><text:span text:style-name="T27_70"><text:s/></text:span><text:span text:style-name="T27_71">tests</text:span><text:span text:style-name="T27_72"><text:s/></text:span><text:span text:style-name="T27_73">are</text:span><text:span text:style-name="T27_74"><text:s/></text:span><text:span text:style-name="T27_75">run</text:span><text:span text:style-name="T27_76"><text:s/></text:span><text:span text:style-name="T27_77">will</text:span><text:span text:style-name="T27_78"><text:s/></text:span><text:span text:style-name="T27_79">test</text:span><text:span text:style-name="T27_80"><text:s/></text:span><text:span text:style-name="T27_81">more</text:span><text:span text:style-name="T27_82"><text:s/></text:span><text:span text:style-name="T27_83">functionality</text:span><text:span text:style-name="T27_84">.</text:span></text:p>
        </text:list-item>
      </text:list>
      <text:p text:style-name="P28"><text:span text:style-name="T28_1"><text:s text:c="3"/></text:span></text:p>
      <text:list text:style-name="LS1" xml:id="list3" text:continue-list="list0">
        <text:list-item>
          <text:p text:style-name="P29"><text:span text:style-name="T29_1">Click</text:span><text:span text:style-name="T29_2"><text:s/></text:span><text:span text:style-name="T29_3">Publish</text:span><text:span text:style-name="T29_4">&gt;</text:span><text:span text:style-name="T29_5">Deploy</text:span><text:span text:style-name="T29_6"><text:s/></text:span><text:span text:style-name="T29_7">as</text:span><text:span text:style-name="T29_8"><text:s/></text:span><text:span text:style-name="T29_9">web</text:span><text:span text:style-name="T29_10"><text:s/></text:span><text:span text:style-name="T29_11">app</text:span><text:span text:style-name="T29_12"><text:s/></text:span><text:span text:style-name="T29_13">but</text:span><text:span text:style-name="T29_14"><text:s/></text:span><text:span text:style-name="T29_15">don</text:span><text:span text:style-name="T29_16">'</text:span><text:span text:style-name="T29_17">t</text:span><text:span text:style-name="T29_18"><text:s/></text:span><text:span text:style-name="T29_19">actually</text:span><text:span text:style-name="T29_20"><text:s/></text:span><text:span text:style-name="T29_21">deploy</text:span><text:span text:style-name="T29_22"><text:s/></text:span><text:span text:style-name="T29_23">it</text:span><text:span text:style-name="T29_24">,<text:s/></text:span><text:span text:style-name="T29_25">just</text:span><text:span text:style-name="T29_26"><text:s/></text:span><text:span text:style-name="T29_27">use</text:span><text:span text:style-name="T29_28"><text:s/></text:span><text:span text:style-name="T29_29">this</text:span><text:span text:style-name="T29_30"><text:s/></text:span><text:span text:style-name="T29_31">to</text:span><text:span text:style-name="T29_32"><text:s/></text:span><text:span text:style-name="T29_33">get</text:span><text:span text:style-name="T29_34"><text:s/></text:span><text:span text:style-name="T29_35">a</text:span><text:span text:style-name="T29_36"><text:s/></text:span><text:span text:style-name="T29_37">link</text:span><text:span text:style-name="T29_38"><text:s/></text:span><text:span text:style-name="T29_39">to</text:span><text:span text:style-name="T29_40"><text:s/></text:span><text:span text:style-name="T29_41">the</text:span><text:span text:style-name="T29_42"><text:s/></text:span><text:span text:style-name="T29_43">latest</text:span><text:span text:style-name="T29_44"><text:s/></text:span><text:span text:style-name="T29_45">code</text:span><text:span text:style-name="T29_46">.<text:s/></text:span><text:span text:style-name="T29_47">Run</text:span><text:span text:style-name="T29_48"><text:s/></text:span><text:span text:style-name="T29_49">the</text:span><text:span text:style-name="T29_50"><text:s/></text:span><text:span text:style-name="T29_51">latest</text:span><text:span text:style-name="T29_52"><text:s/></text:span><text:span text:style-name="T29_53">code</text:span><text:span text:style-name="T29_54"><text:s/></text:span><text:span text:style-name="T29_55">to</text:span><text:span text:style-name="T29_56"><text:s/></text:span><text:span text:style-name="T29_57">run</text:span><text:span text:style-name="T29_58"><text:s/></text:span><text:span text:style-name="T29_59">the</text:span><text:span text:style-name="T29_60"><text:s/></text:span><text:span text:style-name="T29_61">unit</text:span><text:span text:style-name="T29_62"><text:s/></text:span><text:span text:style-name="T29_63">tests</text:span><text:span text:style-name="T29_64"><text:s/></text:span><text:span text:style-name="T29_65">and</text:span><text:span text:style-name="T29_66"><text:s/></text:span><text:span text:style-name="T29_67">get</text:span><text:span text:style-name="T29_68"><text:s/></text:span><text:span text:style-name="T29_69">the</text:span><text:span text:style-name="T29_70"><text:s/></text:span><text:span text:style-name="T29_71">results</text:span><text:span text:style-name="T29_72">.</text:span></text:p>
        </text:list-item>
      </text:list>
      <text:p text:style-name="P30"/>
      <text:h text:style-name="P31" text:outline-level="10"><text:bookmark-start text:name="h.tpya7s701kw1"/><text:bookmark-end text:name="h.tpya7s701kw1"/><text:span text:style-name="T31_1">Black</text:span><text:span text:style-name="T31_2"><text:s/></text:span><text:span text:style-name="T31_3">Box</text:span><text:span text:style-name="T31_4"><text:s/>(</text:span><text:span text:style-name="T31_5">System</text:span><text:span text:style-name="T31_6">)<text:s/></text:span><text:span text:style-name="T31_7">Testing</text:span></text:h>
      <text:p text:style-name="P32"><text:span text:style-name="T32_1">These</text:span><text:span text:style-name="T32_2"><text:s/></text:span><text:span text:style-name="T32_3">are</text:span><text:span text:style-name="T32_4"><text:s/></text:span><text:span text:style-name="T32_5">high</text:span><text:span text:style-name="T32_6">-</text:span><text:span text:style-name="T32_7">level</text:span><text:span text:style-name="T32_8"><text:s/></text:span><text:span text:style-name="T32_9">tests</text:span><text:span text:style-name="T32_10"><text:s/></text:span><text:span text:style-name="T32_11">run</text:span><text:span text:style-name="T32_12"><text:s/></text:span><text:span text:style-name="T32_13">as</text:span><text:span text:style-name="T32_14"><text:s/></text:span><text:span text:style-name="T32_15">if</text:span><text:span text:style-name="T32_16"><text:s/></text:span><text:span text:style-name="T32_17">by</text:span><text:span text:style-name="T32_18"><text:s/></text:span><text:span text:style-name="T32_19">a</text:span><text:span text:style-name="T32_20"><text:s/></text:span><text:span text:style-name="T32_21">user</text:span><text:span text:style-name="T32_22">.<text:s/></text:span></text:p>
      <text:p text:style-name="P33"/>
      <text:p text:style-name="P34"><text:span text:style-name="T34_1">The</text:span><text:span text:style-name="T34_2"><text:s/></text:span><text:span text:style-name="T34_3">form</text:span><text:span text:style-name="T34_4"><text:s/></text:span><text:span text:style-name="T34_5">and</text:span><text:span text:style-name="T34_6"><text:s/></text:span><text:span text:style-name="T34_7">list</text:span><text:span text:style-name="T34_8"><text:s/></text:span><text:span text:style-name="T34_9">should</text:span><text:span text:style-name="T34_10"><text:s/></text:span><text:span text:style-name="T34_11">be</text:span><text:span text:style-name="T34_12"><text:s/></text:span><text:span text:style-name="T34_13">accessible</text:span><text:span text:style-name="T34_14"><text:s/></text:span><text:span text:style-name="T34_15">by</text:span><text:span text:style-name="T34_16"><text:s/></text:span><text:span text:style-name="T34_17">anyone</text:span><text:span text:style-name="T34_18">,<text:s/></text:span><text:span text:style-name="T34_19">so</text:span><text:span text:style-name="T34_20"><text:s/></text:span><text:span text:style-name="T34_21">the</text:span><text:span text:style-name="T34_22"><text:s/></text:span><text:span text:style-name="T34_23">tester</text:span><text:span text:style-name="T34_24"><text:s/></text:span><text:span text:style-name="T34_25">must</text:span><text:span text:style-name="T34_26"><text:s/></text:span><text:span text:style-name="T34_27">not</text:span><text:span text:style-name="T34_28"><text:s/></text:span><text:span text:style-name="T34_29">be</text:span><text:span text:style-name="T34_30"><text:s/></text:span><text:span text:style-name="T34_31">logged</text:span><text:span text:style-name="T34_32"><text:s/></text:span><text:span text:style-name="T34_33">into</text:span><text:span text:style-name="T34_34"><text:s/></text:span><text:span text:style-name="T34_35">a</text:span><text:span text:style-name="T34_36"><text:s/></text:span><text:span text:style-name="T34_37">Google</text:span><text:span text:style-name="T34_38"><text:s/></text:span><text:span text:style-name="T34_39">account</text:span><text:span text:style-name="T34_40"><text:s/></text:span><text:span text:style-name="T34_41">to</text:span><text:span text:style-name="T34_42"><text:s/></text:span><text:span text:style-name="T34_43">check</text:span><text:span text:style-name="T34_44"><text:s/></text:span><text:span text:style-name="T34_45">this</text:span><text:span text:style-name="T34_46">.</text:span></text:p>
      <text:p text:style-name="P35"/>
      <text:p text:style-name="P36"><text:span text:style-name="T36_1">Failed</text:span><text:span text:style-name="T36_2"><text:s/></text:span><text:span text:style-name="T36_3">tests</text:span><text:span text:style-name="T36_4"><text:s/></text:span><text:span text:style-name="T36_5">are</text:span><text:span text:style-name="T36_6"><text:s/></text:span><text:span text:style-name="T36_7">recorded</text:span><text:span text:style-name="T36_8"><text:s/></text:span><text:span text:style-name="T36_9">in</text:span><text:span text:style-name="T36_10"><text:s/></text:span><text:span text:style-name="T36_11">the</text:span><text:span text:style-name="T36_12"><text:s/></text:span><text:span text:style-name="T36_13"><text:a xlink:type="simple" xlink:href="https://docs.google.com/spreadsheet/ccc?key=0Aneep_MqACaUdDRRMjg4VlZJbUVEMF91cHhtVUp2Unc&amp;usp=sharing"><text:span text:style-name="T36_14">Issue</text:span></text:a></text:span><text:span text:style-name="T36_15"><text:a xlink:type="simple" xlink:href="https://docs.google.com/spreadsheet/ccc?key=0Aneep_MqACaUdDRRMjg4VlZJbUVEMF91cHhtVUp2Unc&amp;usp=sharing"><text:span text:style-name="T36_16"><text:s/></text:span></text:a></text:span><text:span text:style-name="T36_17"><text:a xlink:type="simple" xlink:href="https://docs.google.com/spreadsheet/ccc?key=0Aneep_MqACaUdDRRMjg4VlZJbUVEMF91cHhtVUp2Unc&amp;usp=sharing"><text:span text:style-name="T36_18">Tracker</text:span></text:a></text:span><text:span text:style-name="T36_19">.<text:line-break/><text:line-break/></text:span><text:span text:style-name="T36_20">1.<text:s/></text:span><text:span text:style-name="T36_21">Task</text:span><text:span text:style-name="T36_22"><text:s/></text:span><text:span text:style-name="T36_23">Requests</text:span></text:p>
      <text:p text:style-name="P37"><text:span text:style-name="T37_1"><text:line-break/></text:span><text:span text:style-name="T37_2">Test</text:span><text:span text:style-name="T37_3"><text:s/>1.1.</text:span><text:span text:style-name="T37_4"><text:s/></text:span><text:span text:style-name="T37_5">Complete</text:span><text:span text:style-name="T37_6"><text:s/></text:span><text:span text:style-name="T37_7">a</text:span><text:span text:style-name="T37_8"><text:s/></text:span><text:span text:style-name="T37_9">request</text:span><text:span text:style-name="T37_10"><text:s/></text:span><text:span text:style-name="T37_11">form</text:span><text:span text:style-name="T37_12"><text:s/></text:span><text:span text:style-name="T37_13">with</text:span><text:span text:style-name="T37_14"><text:s/></text:span><text:span text:style-name="T37_15">a</text:span><text:span text:style-name="T37_16"><text:s/></text:span><text:span text:style-name="T37_17">set</text:span><text:span text:style-name="T37_18"><text:s/></text:span><text:span text:style-name="T37_19">of</text:span><text:span text:style-name="T37_20"><text:s/></text:span><text:span text:style-name="T37_21">valid</text:span><text:span text:style-name="T37_22"><text:s/></text:span><text:span text:style-name="T37_23">values</text:span><text:span text:style-name="T37_24"><text:s/>(</text:span><text:span text:style-name="T37_25">all</text:span><text:span text:style-name="T37_26"><text:s/></text:span><text:span text:style-name="T37_27">boxes</text:span><text:span text:style-name="T37_28"><text:s/></text:span><text:span text:style-name="T37_29">can</text:span><text:span text:style-name="T37_30"><text:s/></text:span><text:span text:style-name="T37_31">take</text:span><text:span text:style-name="T37_32"><text:s/></text:span><text:span text:style-name="T37_33">any</text:span><text:span text:style-name="T37_34"><text:s/></text:span><text:span text:style-name="T37_35">text</text:span><text:span text:style-name="T37_36">,<text:s/></text:span><text:span text:style-name="T37_37">the</text:span><text:span text:style-name="T37_38"><text:s/></text:span><text:span text:style-name="T37_39">email</text:span><text:span text:style-name="T37_40"><text:s/></text:span><text:span text:style-name="T37_41">address</text:span><text:span text:style-name="T37_42"><text:s/></text:span><text:span text:style-name="T37_43">needs</text:span><text:span text:style-name="T37_44"><text:s/></text:span><text:span text:style-name="T37_45">to</text:span><text:span text:style-name="T37_46"><text:s/></text:span><text:span text:style-name="T37_47">be</text:span><text:span text:style-name="T37_48"><text:s/></text:span><text:span text:style-name="T37_49">valid</text:span><text:span text:style-name="T37_50">,<text:s/></text:span><text:span text:style-name="T37_51">leave</text:span><text:span text:style-name="T37_52"><text:s/></text:span><text:span text:style-name="T37_53">the</text:span><text:span text:style-name="T37_54"><text:s/></text:span><text:span text:style-name="T37_55">priority</text:span><text:span text:style-name="T37_56"><text:s/></text:span><text:span text:style-name="T37_57">as</text:span><text:span text:style-name="T37_58"><text:s/></text:span><text:span text:style-name="T37_59">low</text:span><text:span text:style-name="T37_60">).<text:s/></text:span><text:span text:style-name="T37_61">Ensure</text:span><text:span text:style-name="T37_62"><text:s/></text:span><text:span text:style-name="T37_63">that</text:span><text:span text:style-name="T37_64"><text:s/></text:span><text:span text:style-name="T37_65">the</text:span><text:span text:style-name="T37_66"><text:s/></text:span><text:span text:style-name="T37_67">following</text:span><text:span text:style-name="T37_68"><text:s/></text:span><text:span text:style-name="T37_69">fields</text:span><text:span text:style-name="T37_70"><text:s/></text:span><text:span text:style-name="T37_71">are</text:span><text:span text:style-name="T37_72"><text:s/></text:span><text:span text:style-name="T37_73">set</text:span><text:span text:style-name="T37_74"><text:s/></text:span><text:span text:style-name="T37_75">correctly</text:span><text:span text:style-name="T37_76">:<text:line-break/><text:line-break/></text:span><text:span text:style-name="T37_77">Opened</text:span><text:span text:style-name="T37_78">:<text:s/><text:tab/><text:tab/><text:tab/></text:span><text:span text:style-name="T37_79">The</text:span><text:span text:style-name="T37_80"><text:s/></text:span><text:span text:style-name="T37_81">present</text:span><text:span text:style-name="T37_82"><text:s/></text:span><text:span text:style-name="T37_83">date</text:span><text:span text:style-name="T37_84"><text:s/></text:span><text:span text:style-name="T37_85">and</text:span><text:span text:style-name="T37_86"><text:s/></text:span><text:span text:style-name="T37_87">time</text:span><text:span text:style-name="T37_88"><text:line-break/></text:span><text:span text:style-name="T37_89">Closed</text:span><text:span text:style-name="T37_90">:<text:s/><text:tab/><text:tab/><text:tab/></text:span><text:span text:style-name="T37_91">Left</text:span><text:span text:style-name="T37_92"><text:s/></text:span><text:span text:style-name="T37_93">blank</text:span><text:span text:style-name="T37_94"><text:line-break/></text:span><text:span text:style-name="T37_95">ID</text:span><text:span text:style-name="T37_96">:<text:tab/><text:tab/><text:tab/><text:tab/></text:span><text:span text:style-name="T37_97">The</text:span><text:span text:style-name="T37_98"><text:s/></text:span><text:span text:style-name="T37_99">same</text:span><text:span text:style-name="T37_100"><text:s/></text:span><text:span text:style-name="T37_101">as</text:span><text:span text:style-name="T37_102"><text:s/></text:span><text:span text:style-name="T37_103">the</text:span><text:span text:style-name="T37_104"><text:s/></text:span><text:span text:style-name="T37_105">row</text:span><text:span text:style-name="T37_106"><text:s/></text:span><text:span text:style-name="T37_107">number</text:span><text:span text:style-name="T37_108"><text:line-break/></text:span><text:span text:style-name="T37_109">Subject</text:span><text:span text:style-name="T37_110">:<text:tab/><text:tab/><text:tab/></text:span><text:span text:style-name="T37_111">As</text:span><text:span text:style-name="T37_112"><text:s/></text:span><text:span text:style-name="T37_113">entered</text:span><text:span text:style-name="T37_114"><text:s/></text:span><text:span text:style-name="T37_115">in</text:span><text:span text:style-name="T37_116"><text:s/></text:span><text:span text:style-name="T37_117">the</text:span><text:span text:style-name="T37_118"><text:s/></text:span><text:span text:style-name="T37_119">form</text:span><text:span text:style-name="T37_120"><text:line-break/></text:span><text:span text:style-name="T37_121">Location</text:span><text:span text:style-name="T37_122">:<text:tab/><text:tab/><text:tab/></text:span><text:span text:style-name="T37_123">As</text:span><text:span text:style-name="T37_124"><text:s/></text:span><text:span text:style-name="T37_125">entered</text:span><text:span text:style-name="T37_126"><text:s/></text:span><text:span text:style-name="T37_127">in</text:span><text:span text:style-name="T37_128"><text:s/></text:span><text:span text:style-name="T37_129">the</text:span><text:span text:style-name="T37_130"><text:s/></text:span><text:span text:style-name="T37_131">form</text:span><text:span text:style-name="T37_132"><text:line-break/></text:span><text:span text:style-name="T37_133">Priority</text:span><text:span text:style-name="T37_134">:<text:tab/><text:tab/><text:tab/>3<text:s/>-<text:s/></text:span><text:span text:style-name="T37_135">Low</text:span><text:span text:style-name="T37_136"><text:line-break/></text:span><text:span text:style-name="T37_137">Status</text:span><text:span text:style-name="T37_138">:<text:tab/><text:tab/><text:tab/>1<text:s/>–<text:s/></text:span><text:span text:style-name="T37_139">New</text:span><text:span text:style-name="T37_140"><text:line-break/></text:span><text:span text:style-name="T37_141">Category</text:span><text:span text:style-name="T37_142">:<text:tab/><text:tab/><text:tab/></text:span><text:span text:style-name="T37_143">Left</text:span><text:span text:style-name="T37_144"><text:s/></text:span><text:span text:style-name="T37_145">blank</text:span><text:span text:style-name="T37_146"><text:line-break/></text:span><text:span text:style-name="T37_147">Requested</text:span><text:span text:style-name="T37_148"><text:s/></text:span><text:span text:style-name="T37_149">by</text:span><text:span text:style-name="T37_150">:<text:tab/><text:tab/></text:span><text:span text:style-name="T37_151">As</text:span><text:span text:style-name="T37_152"><text:s/></text:span><text:span text:style-name="T37_153">entered</text:span><text:span text:style-name="T37_154"><text:s/></text:span><text:span text:style-name="T37_155">in</text:span><text:span text:style-name="T37_156"><text:s/></text:span><text:span text:style-name="T37_157">the</text:span><text:span text:style-name="T37_158"><text:s/></text:span><text:span text:style-name="T37_159">form</text:span><text:span text:style-name="T37_160"><text:line-break/></text:span><text:span text:style-name="T37_161">Contact</text:span><text:span text:style-name="T37_162"><text:s/></text:span><text:span text:style-name="T37_163">Email</text:span><text:span text:style-name="T37_164">:<text:tab/><text:tab/></text:span><text:span text:style-name="T37_165">As</text:span><text:span text:style-name="T37_166"><text:s/></text:span><text:span text:style-name="T37_167">entered</text:span><text:span text:style-name="T37_168"><text:s/></text:span><text:span text:style-name="T37_169">in</text:span><text:span text:style-name="T37_170"><text:s/></text:span><text:span text:style-name="T37_171">the</text:span><text:span text:style-name="T37_172"><text:s/></text:span><text:span text:style-name="T37_173">form</text:span><text:span text:style-name="T37_174"><text:tab/><text:line-break/></text:span><text:span text:style-name="T37_175">Event</text:span><text:span text:style-name="T37_176"><text:s/></text:span><text:span text:style-name="T37_177">ID</text:span><text:span text:style-name="T37_178">:<text:tab/><text:tab/><text:tab/></text:span><text:span text:style-name="T37_179">Left</text:span><text:span text:style-name="T37_180"><text:s/></text:span><text:span text:style-name="T37_181">blank</text:span><text:span text:style-name="T37_182"><text:line-break/></text:span><text:span text:style-name="T37_183">Notes</text:span><text:span text:style-name="T37_184">:<text:tab/><text:tab/><text:tab/></text:span><text:span text:style-name="T37_185">As</text:span><text:span text:style-name="T37_186"><text:s/></text:span><text:span text:style-name="T37_187">entered</text:span><text:span text:style-name="T37_188"><text:s/></text:span><text:span text:style-name="T37_189">in</text:span><text:span text:style-name="T37_190"><text:s/></text:span><text:span text:style-name="T37_191">the</text:span><text:span text:style-name="T37_192"><text:s/></text:span><text:span text:style-name="T37_193">form</text:span><text:span text:style-name="T37_194"><text:line-break/></text:span><text:span text:style-name="T37_195"><text:line-break/></text:span><text:span text:style-name="T37_196">Ensure</text:span><text:span text:style-name="T37_197"><text:s/></text:span><text:span text:style-name="T37_198">that</text:span><text:span text:style-name="T37_199"><text:s/></text:span><text:span text:style-name="T37_200">an</text:span><text:span text:style-name="T37_201"><text:s/></text:span><text:span text:style-name="T37_202">email</text:span><text:span text:style-name="T37_203"><text:s/></text:span><text:span text:style-name="T37_204">confirmation</text:span><text:span text:style-name="T37_205"><text:s/></text:span><text:span text:style-name="T37_206">is</text:span><text:span text:style-name="T37_207"><text:s/></text:span><text:span text:style-name="T37_208">received</text:span><text:span text:style-name="T37_209"><text:s/></text:span><text:span text:style-name="T37_210">at</text:span><text:span text:style-name="T37_211"><text:s/></text:span><text:span text:style-name="T37_212">the</text:span><text:span text:style-name="T37_213"><text:s/></text:span><text:span text:style-name="T37_214">address</text:span><text:span text:style-name="T37_215"><text:s/></text:span><text:span text:style-name="T37_216">of</text:span><text:span text:style-name="T37_217"><text:s/></text:span><text:span text:style-name="T37_218">the</text:span><text:span text:style-name="T37_219"><text:s/></text:span><text:span text:style-name="T37_220">job</text:span><text:span text:style-name="T37_221"><text:s/></text:span><text:span text:style-name="T37_222">requestor</text:span><text:span text:style-name="T37_223">:<text:line-break/><text:line-break/></text:span><text:span text:style-name="T37_224">From</text:span><text:span text:style-name="T37_225">:<text:s/></text:span><text:span text:style-name="T37_226">RoseCMMS</text:span><text:span text:style-name="T37_227"><text:line-break/></text:span><text:span text:style-name="T37_228">Subject</text:span><text:span text:style-name="T37_229">:<text:s/></text:span><text:span text:style-name="T37_230">Job</text:span><text:span text:style-name="T37_231"><text:s/>#2<text:s/>"</text:span><text:span text:style-name="T37_232">Test</text:span><text:span text:style-name="T37_233"><text:s/></text:span><text:span text:style-name="T37_234">job</text:span><text:span text:style-name="T37_235"><text:s/></text:span><text:span text:style-name="T37_236">request</text:span><text:span text:style-name="T37_237">"<text:s/></text:span><text:span text:style-name="T37_238">Received</text:span><text:span text:style-name="T37_239"><text:line-break/></text:span><text:span text:style-name="T37_240">Body</text:span><text:span text:style-name="T37_241">:<text:s/><text:line-break/></text:span><text:span text:style-name="T37_242"><text:line-break/></text:span><text:span text:style-name="T37_243">AUTO</text:span><text:span text:style-name="T37_244">-</text:span><text:span text:style-name="T37_245">RESPONSE</text:span><text:span text:style-name="T37_246">.</text:span></text:p>
      <text:p text:style-name="P38"/>
      <text:p text:style-name="P39"><text:span text:style-name="T39_1">Thank</text:span><text:span text:style-name="T39_2"><text:s/></text:span><text:span text:style-name="T39_3">you</text:span><text:span text:style-name="T39_4"><text:s/></text:span><text:span text:style-name="T39_5">for</text:span><text:span text:style-name="T39_6"><text:s/></text:span><text:span text:style-name="T39_7">submitting</text:span><text:span text:style-name="T39_8"><text:s/></text:span><text:span text:style-name="T39_9">task</text:span><text:span text:style-name="T39_10"><text:s/>#4<text:s/>-<text:s/>"</text:span><text:span text:style-name="T39_11">sub</text:span><text:span text:style-name="T39_12">4".</text:span></text:p>
      <text:p text:style-name="P40"><text:span text:style-name="T40_1"><text:tab/><text:tab/><text:tab/><text:tab/><text:tab/><text:tab/><text:tab/><text:tab/><text:tab/><text:tab/><text:tab/><text:tab/><text:tab/><text:line-break/></text:span><text:span text:style-name="T40_2">Ensure</text:span><text:span text:style-name="T40_3"><text:s/></text:span><text:span text:style-name="T40_4">that</text:span><text:span text:style-name="T40_5"><text:s/></text:span><text:span text:style-name="T40_6">the</text:span><text:span text:style-name="T40_7"><text:s/></text:span><text:span text:style-name="T40_8">same</text:span><text:span text:style-name="T40_9"><text:s/></text:span><text:span text:style-name="T40_10">email</text:span><text:span text:style-name="T40_11"><text:s/></text:span><text:span text:style-name="T40_12">is</text:span><text:span text:style-name="T40_13"><text:s/></text:span><text:span text:style-name="T40_14">also</text:span><text:span text:style-name="T40_15"><text:s/></text:span><text:span text:style-name="T40_16">received</text:span><text:span text:style-name="T40_17"><text:s/></text:span><text:span text:style-name="T40_18">by</text:span><text:span text:style-name="T40_19"><text:s/></text:span><text:span text:style-name="T40_20">the</text:span><text:span text:style-name="T40_21"><text:s/></text:span><text:span text:style-name="T40_22">administrator</text:span><text:span text:style-name="T40_23">.<text:line-break/><text:line-break/></text:span><text:span text:style-name="T40_24">Test</text:span><text:span text:style-name="T40_25"><text:s/>1.2.</text:span><text:span text:style-name="T40_26"><text:s/></text:span><text:span text:style-name="T40_27">Complete</text:span><text:span text:style-name="T40_28"><text:s/></text:span><text:span text:style-name="T40_29">the</text:span><text:span text:style-name="T40_30"><text:s/></text:span><text:span text:style-name="T40_31">form</text:span><text:span text:style-name="T40_32"><text:s/></text:span><text:span text:style-name="T40_33">as</text:span><text:span text:style-name="T40_34"><text:s/></text:span><text:span text:style-name="T40_35">above</text:span><text:span text:style-name="T40_36"><text:s/></text:span><text:span text:style-name="T40_37">but</text:span><text:span text:style-name="T40_38"><text:s/></text:span><text:span text:style-name="T40_39">set</text:span><text:span text:style-name="T40_40"><text:s/></text:span><text:span text:style-name="T40_41">the</text:span><text:span text:style-name="T40_42"><text:s/></text:span><text:span text:style-name="T40_43">priority</text:span><text:span text:style-name="T40_44"><text:s/></text:span><text:span text:style-name="T40_45">as</text:span><text:span text:style-name="T40_46"><text:s/></text:span><text:span text:style-name="T40_47">normal</text:span><text:span text:style-name="T40_48">.<text:line-break/><text:line-break/></text:span><text:span text:style-name="T40_49">Test</text:span><text:span text:style-name="T40_50"><text:s/>1.3.<text:s/></text:span><text:span text:style-name="T40_51">Complete</text:span><text:span text:style-name="T40_52"><text:s/></text:span><text:span text:style-name="T40_53">the</text:span><text:span text:style-name="T40_54"><text:s/></text:span><text:span text:style-name="T40_55">form</text:span><text:span text:style-name="T40_56"><text:s/></text:span><text:span text:style-name="T40_57">as</text:span><text:span text:style-name="T40_58"><text:s/></text:span><text:span text:style-name="T40_59">above</text:span><text:span text:style-name="T40_60"><text:s/></text:span><text:span text:style-name="T40_61">but</text:span><text:span text:style-name="T40_62"><text:s/></text:span><text:span text:style-name="T40_63">set</text:span><text:span text:style-name="T40_64"><text:s/></text:span><text:span text:style-name="T40_65">the</text:span><text:span text:style-name="T40_66"><text:s/></text:span><text:span text:style-name="T40_67">priority</text:span><text:span text:style-name="T40_68"><text:s/></text:span><text:span text:style-name="T40_69">as</text:span><text:span text:style-name="T40_70"><text:s/></text:span><text:span text:style-name="T40_71">high</text:span><text:span text:style-name="T40_72">.<text:line-break/><text:line-break/></text:span><text:span text:style-name="T40_73">Test</text:span><text:span text:style-name="T40_74"><text:s/>1.4.<text:s/></text:span><text:span text:style-name="T40_75">Leave</text:span><text:span text:style-name="T40_76"><text:s/></text:span><text:span text:style-name="T40_77">all</text:span><text:span text:style-name="T40_78"><text:s/></text:span><text:span text:style-name="T40_79">of</text:span><text:span text:style-name="T40_80"><text:s/></text:span><text:span text:style-name="T40_81">the</text:span><text:span text:style-name="T40_82"><text:s/></text:span><text:span text:style-name="T40_83">fields</text:span><text:span text:style-name="T40_84"><text:s/></text:span><text:span text:style-name="T40_85">in</text:span><text:span text:style-name="T40_86"><text:s/></text:span><text:span text:style-name="T40_87">the</text:span><text:span text:style-name="T40_88"><text:s/></text:span><text:span text:style-name="T40_89">MRQ</text:span><text:span text:style-name="T40_90"><text:s/></text:span><text:span text:style-name="T40_91">blank</text:span><text:span text:style-name="T40_92"><text:s/></text:span><text:span text:style-name="T40_93">and</text:span><text:span text:style-name="T40_94"><text:s/></text:span><text:span text:style-name="T40_95">click</text:span><text:span text:style-name="T40_96"><text:s/>“</text:span><text:span text:style-name="T40_97">Submit</text:span><text:span text:style-name="T40_98">”.<text:s/></text:span><text:span text:style-name="T40_99">Ensure</text:span><text:span text:style-name="T40_100"><text:s/></text:span><text:span text:style-name="T40_101">that</text:span><text:span text:style-name="T40_102"><text:s/></text:span><text:span text:style-name="T40_103">no</text:span><text:span text:style-name="T40_104"><text:s/></text:span><text:span text:style-name="T40_105">emails</text:span><text:span text:style-name="T40_106"><text:s/></text:span><text:span text:style-name="T40_107">are</text:span><text:span text:style-name="T40_108"><text:s/></text:span><text:span text:style-name="T40_109">sent</text:span><text:span text:style-name="T40_110"><text:s/></text:span><text:span text:style-name="T40_111">and</text:span><text:span text:style-name="T40_112"><text:s/></text:span><text:span text:style-name="T40_113">no</text:span><text:span text:style-name="T40_114"><text:s/></text:span><text:span text:style-name="T40_115">entry</text:span><text:span text:style-name="T40_116"><text:s/></text:span><text:span text:style-name="T40_117">is</text:span><text:span text:style-name="T40_118"><text:s/></text:span><text:span text:style-name="T40_119">made</text:span><text:span text:style-name="T40_120"><text:s/></text:span><text:span text:style-name="T40_121">in</text:span><text:span text:style-name="T40_122"><text:s/></text:span><text:span text:style-name="T40_123">the</text:span><text:span text:style-name="T40_124"><text:s/></text:span><text:span text:style-name="T40_125">MJL</text:span><text:span text:style-name="T40_126">.</text:span></text:p>
      <text:p text:style-name="P41"/>
      <text:p text:style-name="P42"><text:span text:style-name="T42_1">Test</text:span><text:span text:style-name="T42_2"><text:s/>1.5.</text:span><text:span text:style-name="T42_3"><text:s/></text:span><text:span text:style-name="T42_4">Repeat</text:span><text:span text:style-name="T42_5"><text:s/>1.1<text:s/></text:span><text:span text:style-name="T42_6">with</text:span><text:span text:style-name="T42_7"><text:s/></text:span><text:span text:style-name="T42_8">an</text:span><text:span text:style-name="T42_9"><text:s/></text:span><text:span text:style-name="T42_10">extra</text:span><text:span text:style-name="T42_11"><text:s/></text:span><text:span text:style-name="T42_12">column</text:span><text:span text:style-name="T42_13"><text:s/></text:span><text:span text:style-name="T42_14">added</text:span><text:span text:style-name="T42_15"><text:s/></text:span><text:span text:style-name="T42_16">at</text:span><text:span text:style-name="T42_17"><text:s/></text:span><text:span text:style-name="T42_18">the</text:span><text:span text:style-name="T42_19"><text:s/></text:span><text:span text:style-name="T42_20">beginning</text:span><text:span text:style-name="T42_21"><text:s/></text:span><text:span text:style-name="T42_22">of</text:span><text:span text:style-name="T42_23"><text:s/></text:span><text:span text:style-name="T42_24">the</text:span><text:span text:style-name="T42_25"><text:s/></text:span><text:span text:style-name="T42_26">task</text:span><text:span text:style-name="T42_27"><text:s/></text:span><text:span text:style-name="T42_28">list</text:span><text:span text:style-name="T42_29">.<text:s/></text:span><text:span text:style-name="T42_30">Remove</text:span><text:span text:style-name="T42_31"><text:s/></text:span><text:span text:style-name="T42_32">the</text:span><text:span text:style-name="T42_33"><text:s/></text:span><text:span text:style-name="T42_34">column</text:span><text:span text:style-name="T42_35"><text:s/></text:span><text:span text:style-name="T42_36">afterwards</text:span><text:span text:style-name="T42_37">.<text:line-break/><text:line-break/></text:span><text:span text:style-name="T42_38">2.<text:s/></text:span><text:span text:style-name="T42_39">Regular</text:span><text:span text:style-name="T42_40"><text:s/></text:span><text:span text:style-name="T42_41">Tasks</text:span><text:span text:style-name="T42_42"><text:line-break/></text:span><text:span text:style-name="T42_43"><text:line-break/></text:span><text:span text:style-name="T42_44">Test</text:span><text:span text:style-name="T42_45"><text:s/>2.1.<text:s/></text:span><text:span text:style-name="T42_46">Check</text:span><text:span text:style-name="T42_47"><text:s/></text:span><text:span text:style-name="T42_48">the</text:span><text:span text:style-name="T42_49"><text:s/></text:span><text:span text:style-name="T42_50">calendar</text:span><text:span text:style-name="T42_51"><text:s/></text:span><text:span text:style-name="T42_52">for</text:span><text:span text:style-name="T42_53"><text:s/></text:span><text:span text:style-name="T42_54">today</text:span><text:span text:style-name="T42_55"><text:s/></text:span><text:span text:style-name="T42_56">and</text:span><text:span text:style-name="T42_57"><text:s/></text:span><text:span text:style-name="T42_58">ensure</text:span><text:span text:style-name="T42_59"><text:s/></text:span><text:span text:style-name="T42_60">the</text:span><text:span text:style-name="T42_61"><text:s/></text:span><text:span text:style-name="T42_62">correct</text:span><text:span text:style-name="T42_63"><text:s/></text:span><text:span text:style-name="T42_64">events</text:span><text:span text:style-name="T42_65"><text:s/></text:span><text:span text:style-name="T42_66">have</text:span><text:span text:style-name="T42_67"><text:s/></text:span><text:span text:style-name="T42_68">been</text:span><text:span text:style-name="T42_69"><text:s/></text:span><text:span text:style-name="T42_70">added</text:span><text:span text:style-name="T42_71"><text:s/></text:span><text:span text:style-name="T42_72">to</text:span><text:span text:style-name="T42_73"><text:s/></text:span><text:span text:style-name="T42_74">the</text:span><text:span text:style-name="T42_75"><text:s/></text:span><text:span text:style-name="T42_76">task</text:span><text:span text:style-name="T42_77"><text:s/></text:span><text:span text:style-name="T42_78">list</text:span><text:span text:style-name="T42_79"><text:s/>(</text:span><text:span text:style-name="T42_80">test</text:span><text:span text:style-name="T42_81"><text:s/></text:span><text:span text:style-name="T42_82">Events</text:span><text:span text:style-name="T42_83"><text:s/></text:span><text:span text:style-name="T42_84">can</text:span><text:span text:style-name="T42_85"><text:s/></text:span><text:span text:style-name="T42_86">be</text:span><text:span text:style-name="T42_87"><text:s/></text:span><text:span text:style-name="T42_88">added</text:span><text:span text:style-name="T42_89"><text:s/></text:span><text:span text:style-name="T42_90">and</text:span><text:span text:style-name="T42_91"><text:s/></text:span><text:span text:style-name="T42_92">ConvertEventToTasks</text:span><text:span text:style-name="T42_93">()<text:s/></text:span><text:span text:style-name="T42_94">invoked</text:span><text:span text:style-name="T42_95"><text:s/></text:span><text:span text:style-name="T42_96">manually</text:span><text:span text:style-name="T42_97"><text:s/></text:span><text:span text:style-name="T42_98">from</text:span><text:span text:style-name="T42_99"><text:s/></text:span><text:span text:style-name="T42_100">the</text:span><text:span text:style-name="T42_101"><text:s/></text:span><text:span text:style-name="T42_102">script</text:span><text:span text:style-name="T42_103"><text:s/></text:span><text:span text:style-name="T42_104">editor</text:span><text:span text:style-name="T42_105"><text:s/></text:span><text:span text:style-name="T42_106">to</text:span><text:span text:style-name="T42_107"><text:s/></text:span><text:span text:style-name="T42_108">simulate</text:span><text:span text:style-name="T42_109"><text:s/></text:span><text:span text:style-name="T42_110">this</text:span><text:span text:style-name="T42_111">):<text:line-break/><text:line-break/></text:span><text:span text:style-name="T42_112">Opened</text:span><text:span text:style-name="T42_113">:<text:s/><text:tab/><text:tab/><text:tab/></text:span><text:span text:style-name="T42_114">About</text:span><text:span text:style-name="T42_115"><text:s/>1<text:s/></text:span><text:span text:style-name="T42_116">O</text:span><text:span text:style-name="T42_117"><text:s/></text:span><text:span text:style-name="T42_118">Clock</text:span><text:span text:style-name="T42_119"><text:s/></text:span><text:span text:style-name="T42_120">this</text:span><text:span text:style-name="T42_121"><text:s/></text:span><text:span text:style-name="T42_122">morning</text:span><text:span text:style-name="T42_123"><text:line-break/></text:span><text:span text:style-name="T42_124">Closed</text:span><text:span text:style-name="T42_125">:<text:s/><text:tab/><text:tab/><text:tab/></text:span><text:span text:style-name="T42_126">Left</text:span><text:span text:style-name="T42_127"><text:s/></text:span><text:span text:style-name="T42_128">blank</text:span><text:span text:style-name="T42_129"><text:line-break/></text:span><text:span text:style-name="T42_130">ID</text:span><text:span text:style-name="T42_131">:<text:tab/><text:tab/><text:tab/><text:tab/></text:span><text:span text:style-name="T42_132">The</text:span><text:span text:style-name="T42_133"><text:s/></text:span><text:span text:style-name="T42_134">same</text:span><text:span text:style-name="T42_135"><text:s/></text:span><text:span text:style-name="T42_136">as</text:span><text:span text:style-name="T42_137"><text:s/></text:span><text:span text:style-name="T42_138">the</text:span><text:span text:style-name="T42_139"><text:s/></text:span><text:span text:style-name="T42_140">row</text:span><text:span text:style-name="T42_141"><text:s/></text:span><text:span text:style-name="T42_142">number</text:span><text:span text:style-name="T42_143"><text:line-break/></text:span><text:span text:style-name="T42_144">Subject</text:span><text:span text:style-name="T42_145">:<text:tab/><text:tab/><text:tab/></text:span><text:span text:style-name="T42_146">Calendar</text:span><text:span text:style-name="T42_147"><text:s/></text:span><text:span text:style-name="T42_148">event</text:span><text:span text:style-name="T42_149"><text:s/></text:span><text:span text:style-name="T42_150">title</text:span><text:span text:style-name="T42_151"><text:line-break/></text:span><text:span text:style-name="T42_152">Location</text:span><text:span text:style-name="T42_153">:<text:tab/><text:tab/><text:tab/></text:span><text:span text:style-name="T42_154">Calendar</text:span><text:span text:style-name="T42_155"><text:s/></text:span><text:span text:style-name="T42_156">event</text:span><text:span text:style-name="T42_157"><text:s/></text:span><text:span text:style-name="T42_158">location</text:span><text:span text:style-name="T42_159"><text:line-break/></text:span><text:span text:style-name="T42_160">Priority</text:span><text:span text:style-name="T42_161">:<text:tab/><text:tab/><text:tab/>2<text:s/>-<text:s/></text:span><text:span text:style-name="T42_162">Normal</text:span><text:span text:style-name="T42_163"><text:line-break/></text:span><text:span text:style-name="T42_164">Status</text:span><text:span text:style-name="T42_165">:<text:tab/><text:tab/><text:tab/>1<text:s/>–<text:s/></text:span><text:span text:style-name="T42_166">New</text:span><text:span text:style-name="T42_167"><text:line-break/></text:span><text:span text:style-name="T42_168">Category</text:span><text:span text:style-name="T42_169">:<text:tab/><text:tab/><text:tab/></text:span><text:span text:style-name="T42_170">Left</text:span><text:span text:style-name="T42_171"><text:s/></text:span><text:span text:style-name="T42_172">blank</text:span><text:span text:style-name="T42_173"><text:line-break/></text:span><text:span text:style-name="T42_174">Requested</text:span><text:span text:style-name="T42_175"><text:s/></text:span><text:span text:style-name="T42_176">by</text:span><text:span text:style-name="T42_177">:<text:tab/><text:tab/></text:span><text:span text:style-name="T42_178">RoseCMMS</text:span><text:span text:style-name="T42_179"><text:line-break/></text:span><text:span text:style-name="T42_180">Contact</text:span><text:span text:style-name="T42_181"><text:s/></text:span><text:span text:style-name="T42_182">Email</text:span><text:span text:style-name="T42_183">:<text:tab/><text:tab/></text:span><text:span text:style-name="T42_184">Left</text:span><text:span text:style-name="T42_185"><text:s/></text:span><text:span text:style-name="T42_186">blank</text:span></text:p>
      <text:p text:style-name="P43"><text:span text:style-name="T43_1">Event</text:span><text:span text:style-name="T43_2"><text:s/></text:span><text:span text:style-name="T43_3">ID</text:span><text:span text:style-name="T43_4">:<text:tab/><text:tab/><text:tab/></text:span><text:span text:style-name="T43_5">Calendar</text:span><text:span text:style-name="T43_6"><text:s/></text:span><text:span text:style-name="T43_7">event</text:span><text:span text:style-name="T43_8"><text:s/></text:span><text:span text:style-name="T43_9">id</text:span><text:span text:style-name="T43_10"><text:s/></text:span><text:span text:style-name="T43_11">of</text:span><text:span text:style-name="T43_12"><text:s/></text:span><text:span text:style-name="T43_13">the</text:span><text:span text:style-name="T43_14"><text:s/></text:span><text:span text:style-name="T43_15">form</text:span><text:span text:style-name="T43_16"><text:s/>&lt;</text:span><text:span text:style-name="T43_17">random</text:span><text:span text:style-name="T43_18"><text:s/></text:span><text:span text:style-name="T43_19">text</text:span><text:span text:style-name="T43_20">&gt;@</text:span><text:span text:style-name="T43_21">google</text:span><text:span text:style-name="T43_22">.</text:span><text:span text:style-name="T43_23">com</text:span><text:span text:style-name="T43_24"><text:line-break/></text:span><text:span text:style-name="T43_25">Notes</text:span><text:span text:style-name="T43_26">:<text:tab/><text:tab/><text:tab/></text:span><text:span text:style-name="T43_27">Calendar</text:span><text:span text:style-name="T43_28"><text:s/></text:span><text:span text:style-name="T43_29">event</text:span><text:span text:style-name="T43_30"><text:s/></text:span><text:span text:style-name="T43_31">description</text:span><text:span text:style-name="T43_32"><text:s/><text:line-break/></text:span><text:span text:style-name="T43_33"><text:line-break/></text:span><text:span text:style-name="T43_34">Ensure</text:span><text:span text:style-name="T43_35"><text:s/></text:span><text:span text:style-name="T43_36">that</text:span><text:span text:style-name="T43_37"><text:s/></text:span><text:span text:style-name="T43_38">the</text:span><text:span text:style-name="T43_39"><text:s/></text:span><text:span text:style-name="T43_40">administrator</text:span><text:span text:style-name="T43_41"><text:s/></text:span><text:span text:style-name="T43_42">receives</text:span><text:span text:style-name="T43_43"><text:s/></text:span><text:span text:style-name="T43_44">a</text:span><text:span text:style-name="T43_45"><text:s/></text:span><text:span text:style-name="T43_46">notification</text:span><text:span text:style-name="T43_47"><text:s/></text:span><text:span text:style-name="T43_48">email</text:span><text:span text:style-name="T43_49"><text:s/></text:span><text:span text:style-name="T43_50">about</text:span><text:span text:style-name="T43_51"><text:s/></text:span><text:span text:style-name="T43_52">each</text:span><text:span text:style-name="T43_53"><text:s/></text:span><text:span text:style-name="T43_54">of</text:span><text:span text:style-name="T43_55"><text:s/></text:span><text:span text:style-name="T43_56">the</text:span><text:span text:style-name="T43_57"><text:s/></text:span><text:span text:style-name="T43_58">events</text:span><text:span text:style-name="T43_59">.<text:line-break/></text:span></text:p>
      <text:p text:style-name="P44"><text:span text:style-name="T44_1">Test</text:span><text:span text:style-name="T44_2"><text:s/>2.2.</text:span><text:span text:style-name="T44_3"><text:s/></text:span><text:span text:style-name="T44_4">Repeat</text:span><text:span text:style-name="T44_5"><text:s/>2.1<text:s/></text:span><text:span text:style-name="T44_6">with</text:span><text:span text:style-name="T44_7"><text:s/></text:span><text:span text:style-name="T44_8">an</text:span><text:span text:style-name="T44_9"><text:s/></text:span><text:span text:style-name="T44_10">extra</text:span><text:span text:style-name="T44_11"><text:s/></text:span><text:span text:style-name="T44_12">column</text:span><text:span text:style-name="T44_13"><text:s/></text:span><text:span text:style-name="T44_14">added</text:span><text:span text:style-name="T44_15"><text:s/></text:span><text:span text:style-name="T44_16">at</text:span><text:span text:style-name="T44_17"><text:s/></text:span><text:span text:style-name="T44_18">the</text:span><text:span text:style-name="T44_19"><text:s/></text:span><text:span text:style-name="T44_20">beginning</text:span><text:span text:style-name="T44_21"><text:s/></text:span><text:span text:style-name="T44_22">of</text:span><text:span text:style-name="T44_23"><text:s/></text:span><text:span text:style-name="T44_24">the</text:span><text:span text:style-name="T44_25"><text:s/></text:span><text:span text:style-name="T44_26">task</text:span><text:span text:style-name="T44_27"><text:s/></text:span><text:span text:style-name="T44_28">list</text:span><text:span text:style-name="T44_29">.<text:s/></text:span><text:span text:style-name="T44_30">Remove</text:span><text:span text:style-name="T44_31"><text:s/></text:span><text:span text:style-name="T44_32">the</text:span><text:span text:style-name="T44_33"><text:s/></text:span><text:span text:style-name="T44_34">column</text:span><text:span text:style-name="T44_35"><text:s/></text:span><text:span text:style-name="T44_36">afterwards</text:span><text:span text:style-name="T44_37">.</text:span></text:p>
      <text:p text:style-name="P45"><text:span text:style-name="T45_1"><text:tab/><text:tab/><text:tab/><text:tab/><text:tab/><text:tab/><text:tab/><text:tab/><text:tab/><text:tab/><text:tab/><text:tab/><text:tab/><text:line-break/></text:span><text:span text:style-name="T45_2">3.<text:s/></text:span><text:span text:style-name="T45_3">Job</text:span><text:span text:style-name="T45_4"><text:s/></text:span><text:span text:style-name="T45_5">Update</text:span><text:span text:style-name="T45_6"><text:s/></text:span><text:span text:style-name="T45_7">Notifications</text:span><text:span text:style-name="T45_8"><text:line-break/><text:line-break/></text:span><text:span text:style-name="T45_9">Test</text:span><text:span text:style-name="T45_10"><text:s/>3.1.</text:span><text:span text:style-name="T45_11"><text:s/></text:span><text:span text:style-name="T45_12">In</text:span><text:span text:style-name="T45_13"><text:s/></text:span><text:span text:style-name="T45_14">the</text:span><text:span text:style-name="T45_15"><text:s/></text:span><text:span text:style-name="T45_16">task</text:span><text:span text:style-name="T45_17"><text:s/></text:span><text:span text:style-name="T45_18">list</text:span><text:span text:style-name="T45_19"><text:s/></text:span><text:span text:style-name="T45_20">spreadsheet</text:span><text:span text:style-name="T45_21"><text:s/></text:span><text:span text:style-name="T45_22">click</text:span><text:span text:style-name="T45_23"><text:s/></text:span><text:span text:style-name="T45_24">on</text:span><text:span text:style-name="T45_25"><text:s/></text:span><text:span text:style-name="T45_26">a</text:span><text:span text:style-name="T45_27"><text:s/></text:span><text:span text:style-name="T45_28">contact</text:span><text:span text:style-name="T45_29"><text:s/></text:span><text:span text:style-name="T45_30">email</text:span><text:span text:style-name="T45_31"><text:s/></text:span><text:span text:style-name="T45_32">address</text:span><text:span text:style-name="T45_33"><text:s/></text:span><text:span text:style-name="T45_34">and</text:span><text:span text:style-name="T45_35"><text:s/></text:span><text:span text:style-name="T45_36">send</text:span><text:span text:style-name="T45_37"><text:s/></text:span><text:span text:style-name="T45_38">an</text:span><text:span text:style-name="T45_39"><text:s/></text:span><text:span text:style-name="T45_40">update</text:span><text:span text:style-name="T45_41"><text:s/></text:span><text:span text:style-name="T45_42">notification</text:span><text:span text:style-name="T45_43"><text:s/></text:span><text:span text:style-name="T45_44">email</text:span><text:span text:style-name="T45_45"><text:s/></text:span><text:span text:style-name="T45_46">to</text:span><text:span text:style-name="T45_47"><text:s/></text:span><text:span text:style-name="T45_48">this</text:span><text:span text:style-name="T45_49"><text:s/></text:span><text:span text:style-name="T45_50">address</text:span><text:span text:style-name="T45_51"><text:s/>(</text:span><text:span text:style-name="T45_52">Job</text:span><text:span text:style-name="T45_53"><text:s/></text:span><text:span text:style-name="T45_54">Management</text:span><text:span text:style-name="T45_55">&gt;</text:span><text:span text:style-name="T45_56">Send</text:span><text:span text:style-name="T45_57"><text:s/></text:span><text:span text:style-name="T45_58">Status</text:span><text:span text:style-name="T45_59"><text:s/></text:span><text:span text:style-name="T45_60">Email</text:span><text:span text:style-name="T45_61">).<text:s/></text:span><text:span text:style-name="T45_62">Ensure</text:span><text:span text:style-name="T45_63"><text:s/></text:span><text:span text:style-name="T45_64">that</text:span><text:span text:style-name="T45_65"><text:s/></text:span><text:span text:style-name="T45_66">this</text:span><text:span text:style-name="T45_67"><text:s/></text:span><text:span text:style-name="T45_68">email</text:span><text:span text:style-name="T45_69"><text:s/></text:span><text:span text:style-name="T45_70">is</text:span><text:span text:style-name="T45_71"><text:s/></text:span><text:span text:style-name="T45_72">received</text:span><text:span text:style-name="T45_73"><text:s/></text:span><text:span text:style-name="T45_74">of</text:span><text:span text:style-name="T45_75"><text:s/></text:span><text:span text:style-name="T45_76">the</text:span><text:span text:style-name="T45_77"><text:s/></text:span><text:span text:style-name="T45_78">form</text:span><text:span text:style-name="T45_79">:<text:line-break/><text:line-break/></text:span><text:span text:style-name="T45_80">We</text:span><text:span text:style-name="T45_81">'</text:span><text:span text:style-name="T45_82">ve</text:span><text:span text:style-name="T45_83"><text:s/></text:span><text:span text:style-name="T45_84">updated</text:span><text:span text:style-name="T45_85"><text:s/></text:span><text:span text:style-name="T45_86">the</text:span><text:span text:style-name="T45_87"><text:s/></text:span><text:span text:style-name="T45_88">status</text:span><text:span text:style-name="T45_89"><text:s/></text:span><text:span text:style-name="T45_90">of</text:span><text:span text:style-name="T45_91"><text:s/></text:span><text:span text:style-name="T45_92">job</text:span><text:span text:style-name="T45_93"><text:s/>#2<text:s/>–<text:s/></text:span><text:span text:style-name="T45_94">Test</text:span><text:span text:style-name="T45_95"><text:s/></text:span><text:span text:style-name="T45_96">job</text:span><text:span text:style-name="T45_97"><text:s/></text:span><text:span text:style-name="T45_98">subject</text:span><text:span text:style-name="T45_99">.</text:span></text:p>
      <text:p text:style-name="P46"/>
      <text:p text:style-name="P47"><text:span text:style-name="T47_1">New</text:span><text:span text:style-name="T47_2"><text:s/></text:span><text:span text:style-name="T47_3">Status</text:span><text:span text:style-name="T47_4">:<text:s/>1<text:s/>-<text:s/></text:span><text:span text:style-name="T47_5">New</text:span></text:p>
      <text:p text:style-name="P48"><text:span text:style-name="T48_1"><text:line-break/></text:span><text:span text:style-name="T48_2">and</text:span><text:span text:style-name="T48_3"><text:s/></text:span><text:span text:style-name="T48_4">a</text:span><text:span text:style-name="T48_5"><text:s/></text:span><text:span text:style-name="T48_6">copy</text:span><text:span text:style-name="T48_7"><text:s/></text:span><text:span text:style-name="T48_8">is</text:span><text:span text:style-name="T48_9"><text:s/></text:span><text:span text:style-name="T48_10">CCed</text:span><text:span text:style-name="T48_11"><text:s/></text:span><text:span text:style-name="T48_12">to</text:span><text:span text:style-name="T48_13"><text:s/></text:span><text:span text:style-name="T48_14">the</text:span><text:span text:style-name="T48_15"><text:s/></text:span><text:span text:style-name="T48_16">administrator</text:span><text:span text:style-name="T48_17">.<text:line-break/><text:line-break/></text:span><text:span text:style-name="T48_18">Test</text:span><text:span text:style-name="T48_19"><text:s/>3.2.</text:span><text:span text:style-name="T48_20"><text:s/></text:span><text:span text:style-name="T48_21">Repeat</text:span><text:span text:style-name="T48_22"><text:s/>3.1.<text:s/></text:span><text:span text:style-name="T48_23">but</text:span><text:span text:style-name="T48_24"><text:s/></text:span><text:span text:style-name="T48_25">click</text:span><text:span text:style-name="T48_26"><text:s/></text:span><text:span text:style-name="T48_27">on</text:span><text:span text:style-name="T48_28"><text:s/></text:span><text:span text:style-name="T48_29">a</text:span><text:span text:style-name="T48_30"><text:s/></text:span><text:span text:style-name="T48_31">row</text:span><text:span text:style-name="T48_32"><text:s/></text:span><text:span text:style-name="T48_33">without</text:span><text:span text:style-name="T48_34"><text:s/></text:span><text:span text:style-name="T48_35">a</text:span><text:span text:style-name="T48_36"><text:s/></text:span><text:span text:style-name="T48_37">contact</text:span><text:span text:style-name="T48_38"><text:s/></text:span><text:span text:style-name="T48_39">email</text:span><text:span text:style-name="T48_40"><text:s/></text:span><text:span text:style-name="T48_41">in</text:span><text:span text:style-name="T48_42"><text:s/></text:span><text:span text:style-name="T48_43">it</text:span><text:span text:style-name="T48_44"><text:s/></text:span><text:span text:style-name="T48_45">and</text:span><text:span text:style-name="T48_46"><text:s/></text:span><text:span text:style-name="T48_47">ensure</text:span><text:span text:style-name="T48_48"><text:s/></text:span><text:span text:style-name="T48_49">that</text:span><text:span text:style-name="T48_50"><text:s/></text:span><text:span text:style-name="T48_51">a</text:span><text:span text:style-name="T48_52"><text:s/></text:span><text:span text:style-name="T48_53">pop</text:span><text:span text:style-name="T48_54">-</text:span><text:span text:style-name="T48_55">up</text:span><text:span text:style-name="T48_56"><text:s/></text:span><text:span text:style-name="T48_57">warning</text:span><text:span text:style-name="T48_58"><text:s/></text:span><text:span text:style-name="T48_59">message</text:span><text:span text:style-name="T48_60"><text:s/></text:span><text:span text:style-name="T48_61">appears</text:span><text:span text:style-name="T48_62">.</text:span></text:p>
      <text:p text:style-name="P49"/>
      <text:p text:style-name="P50"><text:span text:style-name="T50_1">4.<text:s/></text:span><text:span text:style-name="T50_2">Task</text:span><text:span text:style-name="T50_3"><text:s/></text:span><text:span text:style-name="T50_4">List</text:span><text:span text:style-name="T50_5"><text:s/></text:span><text:span text:style-name="T50_6">Features</text:span></text:p>
      <text:p text:style-name="P51"/>
      <text:p text:style-name="P52"><text:span text:style-name="T52_1">Test</text:span><text:span text:style-name="T52_2"><text:s/>4.1.<text:s/></text:span><text:span text:style-name="T52_3">Sort</text:span><text:span text:style-name="T52_4"><text:s/></text:span><text:span text:style-name="T52_5">and</text:span><text:span text:style-name="T52_6"><text:s/></text:span><text:span text:style-name="T52_7">Filter</text:span><text:span text:style-name="T52_8">.<text:s/></text:span><text:span text:style-name="T52_9">Run</text:span><text:span text:style-name="T52_10"><text:s/></text:span><text:span text:style-name="T52_11">Job</text:span><text:span text:style-name="T52_12"><text:s/></text:span><text:span text:style-name="T52_13">Management</text:span><text:span text:style-name="T52_14">&gt;</text:span><text:span text:style-name="T52_15">Sort</text:span><text:span text:style-name="T52_16"><text:s/></text:span><text:span text:style-name="T52_17">and</text:span><text:span text:style-name="T52_18"><text:s/></text:span><text:span text:style-name="T52_19">Filter</text:span><text:span text:style-name="T52_20">,<text:s/></text:span><text:span text:style-name="T52_21">and</text:span><text:span text:style-name="T52_22"><text:s/></text:span><text:span text:style-name="T52_23">ensure</text:span><text:span text:style-name="T52_24"><text:s/></text:span><text:span text:style-name="T52_25">that</text:span><text:span text:style-name="T52_26"><text:s/></text:span><text:span text:style-name="T52_27">the</text:span><text:span text:style-name="T52_28"><text:s/></text:span><text:span text:style-name="T52_29">task</text:span><text:span text:style-name="T52_30"><text:s/></text:span><text:span text:style-name="T52_31">list</text:span><text:span text:style-name="T52_32"><text:s/></text:span><text:span text:style-name="T52_33">is</text:span><text:span text:style-name="T52_34"><text:s/></text:span><text:span text:style-name="T52_35">sorted</text:span><text:span text:style-name="T52_36"><text:s/></text:span><text:span text:style-name="T52_37">in</text:span><text:span text:style-name="T52_38"><text:s/></text:span><text:span text:style-name="T52_39">descending</text:span><text:span text:style-name="T52_40"><text:s/></text:span><text:span text:style-name="T52_41">order</text:span><text:span text:style-name="T52_42"><text:s/></text:span><text:span text:style-name="T52_43">first</text:span><text:span text:style-name="T52_44"><text:s/></text:span><text:span text:style-name="T52_45">by</text:span><text:span text:style-name="T52_46"><text:s/></text:span><text:span text:style-name="T52_47">Status</text:span><text:span text:style-name="T52_48"><text:s/></text:span><text:span text:style-name="T52_49">and</text:span><text:span text:style-name="T52_50"><text:s/></text:span><text:span text:style-name="T52_51">then</text:span><text:span text:style-name="T52_52"><text:s/></text:span><text:span text:style-name="T52_53">Priority</text:span><text:span text:style-name="T52_54">,<text:s/></text:span><text:span text:style-name="T52_55">and</text:span><text:span text:style-name="T52_56"><text:s/></text:span><text:span text:style-name="T52_57">that</text:span><text:span text:style-name="T52_58"><text:s/></text:span><text:span text:style-name="T52_59">all</text:span><text:span text:style-name="T52_60"><text:s/></text:span><text:span text:style-name="T52_61">of</text:span><text:span text:style-name="T52_62"><text:s/></text:span><text:span text:style-name="T52_63">the</text:span><text:span text:style-name="T52_64"><text:s/></text:span><text:span text:style-name="T52_65">IGNORED</text:span><text:span text:style-name="T52_66"><text:s/></text:span><text:span text:style-name="T52_67">and</text:span><text:span text:style-name="T52_68"><text:s/></text:span><text:span text:style-name="T52_69">DONE</text:span><text:span text:style-name="T52_70"><text:s/></text:span><text:span text:style-name="T52_71">jobs</text:span><text:span text:style-name="T52_72"><text:s/></text:span><text:span text:style-name="T52_73">are</text:span><text:span text:style-name="T52_74"><text:s/></text:span><text:span text:style-name="T52_75">hidden</text:span><text:span text:style-name="T52_76">.</text:span></text:p>
      <text:p text:style-name="P53"/>
      <text:p text:style-name="P54"><text:span text:style-name="T54_1">Test</text:span><text:span text:style-name="T54_2"><text:s/>4.2.<text:s/></text:span><text:span text:style-name="T54_3">Auto</text:span><text:span text:style-name="T54_4">-</text:span><text:span text:style-name="T54_5">record</text:span><text:span text:style-name="T54_6"><text:s/></text:span><text:span text:style-name="T54_7">date</text:span><text:span text:style-name="T54_8"><text:s/></text:span><text:span text:style-name="T54_9">task</text:span><text:span text:style-name="T54_10"><text:s/></text:span><text:span text:style-name="T54_11">closed</text:span><text:span text:style-name="T54_12">.</text:span><text:span text:style-name="T54_13"><text:s/></text:span><text:span text:style-name="T54_14">Set</text:span><text:span text:style-name="T54_15"><text:s/></text:span><text:span text:style-name="T54_16">a</text:span><text:span text:style-name="T54_17"><text:s/></text:span><text:span text:style-name="T54_18">task</text:span><text:span text:style-name="T54_19"><text:s/></text:span><text:span text:style-name="T54_20">as</text:span><text:span text:style-name="T54_21"><text:s/></text:span><text:span text:style-name="T54_22">IGNORED</text:span><text:span text:style-name="T54_23"><text:s/></text:span><text:span text:style-name="T54_24">and</text:span><text:span text:style-name="T54_25"><text:s/></text:span><text:span text:style-name="T54_26">ensure</text:span><text:span text:style-name="T54_27"><text:s/></text:span><text:span text:style-name="T54_28">that</text:span><text:span text:style-name="T54_29"><text:s/></text:span><text:span text:style-name="T54_30">the</text:span><text:span text:style-name="T54_31"><text:s/></text:span><text:span text:style-name="T54_32">date</text:span><text:span text:style-name="T54_33"><text:s/></text:span><text:span text:style-name="T54_34">is</text:span><text:span text:style-name="T54_35"><text:s/></text:span><text:span text:style-name="T54_36">recorded</text:span><text:span text:style-name="T54_37"><text:s/></text:span><text:span text:style-name="T54_38">in</text:span><text:span text:style-name="T54_39"><text:s/></text:span><text:span text:style-name="T54_40">the</text:span><text:span text:style-name="T54_41"><text:s/></text:span><text:span text:style-name="T54_42">CLOSED</text:span><text:span text:style-name="T54_43"><text:s/></text:span><text:span text:style-name="T54_44">column</text:span><text:span text:style-name="T54_45">.<text:s/></text:span><text:span text:style-name="T54_46">Reset</text:span><text:span text:style-name="T54_47"><text:s/></text:span><text:span text:style-name="T54_48">the</text:span><text:span text:style-name="T54_49"><text:s/></text:span><text:span text:style-name="T54_50">task</text:span><text:span text:style-name="T54_51"><text:s/></text:span><text:span text:style-name="T54_52">to</text:span><text:span text:style-name="T54_53"><text:s/></text:span><text:span text:style-name="T54_54">OPEN</text:span><text:span text:style-name="T54_55"><text:s/></text:span><text:span text:style-name="T54_56">and</text:span><text:span text:style-name="T54_57"><text:s/></text:span><text:span text:style-name="T54_58">ensure</text:span><text:span text:style-name="T54_59"><text:s/></text:span><text:span text:style-name="T54_60">that</text:span><text:span text:style-name="T54_61"><text:s/></text:span><text:span text:style-name="T54_62">the</text:span><text:span text:style-name="T54_63"><text:s/></text:span><text:span text:style-name="T54_64">date</text:span><text:span text:style-name="T54_65"><text:s/></text:span><text:span text:style-name="T54_66">is</text:span><text:span text:style-name="T54_67"><text:s/></text:span><text:span text:style-name="T54_68">cleared</text:span><text:span text:style-name="T54_69">.</text:span></text:p>
      <text:p text:style-name="P55"/>
      <text:p text:style-name="P56"><text:span text:style-name="T56_1">Test</text:span><text:span text:style-name="T56_2"><text:s/>4.3.<text:s/></text:span><text:span text:style-name="T56_3">Auto</text:span><text:span text:style-name="T56_4">-</text:span><text:span text:style-name="T56_5">record</text:span><text:span text:style-name="T56_6"><text:s/></text:span><text:span text:style-name="T56_7">date</text:span><text:span text:style-name="T56_8"><text:s/></text:span><text:span text:style-name="T56_9">task</text:span><text:span text:style-name="T56_10"><text:s/></text:span><text:span text:style-name="T56_11">closed</text:span><text:span text:style-name="T56_12">.</text:span><text:span text:style-name="T56_13"><text:s/></text:span><text:span text:style-name="T56_14">Set</text:span><text:span text:style-name="T56_15"><text:s/></text:span><text:span text:style-name="T56_16">a</text:span><text:span text:style-name="T56_17"><text:s/></text:span><text:span text:style-name="T56_18">task</text:span><text:span text:style-name="T56_19"><text:s/></text:span><text:span text:style-name="T56_20">as</text:span><text:span text:style-name="T56_21"><text:s/></text:span><text:span text:style-name="T56_22">DONE</text:span><text:span text:style-name="T56_23"><text:s/></text:span><text:span text:style-name="T56_24">and</text:span><text:span text:style-name="T56_25"><text:s/></text:span><text:span text:style-name="T56_26">ensure</text:span><text:span text:style-name="T56_27"><text:s/></text:span><text:span text:style-name="T56_28">that</text:span><text:span text:style-name="T56_29"><text:s/></text:span><text:span text:style-name="T56_30">the</text:span><text:span text:style-name="T56_31"><text:s/></text:span><text:span text:style-name="T56_32">date</text:span><text:span text:style-name="T56_33"><text:s/></text:span><text:span text:style-name="T56_34">is</text:span><text:span text:style-name="T56_35"><text:s/></text:span><text:span text:style-name="T56_36">recorded</text:span><text:span text:style-name="T56_37"><text:s/></text:span><text:span text:style-name="T56_38">in</text:span><text:span text:style-name="T56_39"><text:s/></text:span><text:span text:style-name="T56_40">the</text:span><text:span text:style-name="T56_41"><text:s/></text:span><text:span text:style-name="T56_42">CLOSED</text:span><text:span text:style-name="T56_43"><text:s/></text:span><text:span text:style-name="T56_44">column</text:span><text:span text:style-name="T56_45">.</text:span></text:p>
      <text:p text:style-name="P57"><text:span text:style-name="T57_1"><text:line-break/><text:tab/><text:tab/><text:tab/><text:tab/><text:tab/><text:tab/><text:tab/><text:tab/><text:tab/><text:tab/><text:tab/><text:tab/><text:tab/><text:line-break/></text:span></text:p>
      <text:p text:style-name="P58"/>
      <text:p text:style-name="P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